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" style:family="paragraph" style:parent-style-name="Footer">
      <style:text-properties officeooo:paragraph-rsid="030c4d7d"/>
    </style:style>
    <style:style style:name="P3" style:family="paragraph" style:parent-style-name="Footer">
      <style:text-properties officeooo:rsid="00178920" officeooo:paragraph-rsid="00178920"/>
    </style:style>
    <style:style style:name="P4" style:family="paragraph" style:parent-style-name="Footer">
      <style:text-properties officeooo:paragraph-rsid="00c384cf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8" style:family="paragraph" style:parent-style-name="Footer">
      <style:text-properties officeooo:paragraph-rsid="002aa84d"/>
    </style:style>
    <style:style style:name="P39" style:family="paragraph" style:parent-style-name="Footer">
      <style:paragraph-properties fo:text-align="start" style:justify-single-word="false"/>
      <style:text-properties officeooo:paragraph-rsid="0211dd7e"/>
    </style:style>
    <style:style style:name="P40" style:family="paragraph" style:parent-style-name="Footer">
      <style:paragraph-properties fo:text-align="start" style:justify-single-word="false"/>
      <style:text-properties officeooo:paragraph-rsid="00d4df5c"/>
    </style:style>
    <style:style style:name="P41" style:family="paragraph" style:parent-style-name="Footer">
      <style:text-properties officeooo:rsid="0242edd8" officeooo:paragraph-rsid="0242edd8"/>
    </style:style>
    <style:style style:name="P42" style:family="paragraph" style:parent-style-name="Footer">
      <style:text-properties officeooo:paragraph-rsid="008d016c"/>
    </style:style>
    <style:style style:name="P43" style:family="paragraph" style:parent-style-name="Footer">
      <style:text-properties officeooo:paragraph-rsid="010f7046"/>
    </style:style>
    <style:style style:name="P44" style:family="paragraph" style:parent-style-name="Footer">
      <style:text-properties officeooo:paragraph-rsid="01120261"/>
    </style:style>
    <style:style style:name="P45" style:family="paragraph" style:parent-style-name="Footer">
      <style:paragraph-properties fo:text-align="end" style:justify-single-word="false"/>
      <style:text-properties officeooo:paragraph-rsid="00d4df5c"/>
    </style:style>
    <style:style style:name="P46" style:family="paragraph" style:parent-style-name="Footer">
      <style:text-properties officeooo:paragraph-rsid="00d4df5c"/>
    </style:style>
    <style:style style:name="P47" style:family="paragraph" style:parent-style-name="Footer">
      <style:text-properties officeooo:paragraph-rsid="00863005"/>
    </style:style>
    <style:style style:name="P48" style:family="paragraph" style:parent-style-name="Footer">
      <style:text-properties officeooo:paragraph-rsid="00a59a60"/>
    </style:style>
    <style:style style:name="P49" style:family="paragraph" style:parent-style-name="Footer">
      <style:text-properties officeooo:paragraph-rsid="004274bc"/>
    </style:style>
    <style:style style:name="P50" style:family="paragraph" style:parent-style-name="Footer">
      <style:text-properties officeooo:paragraph-rsid="00d8520c"/>
    </style:style>
    <style:style style:name="P51" style:family="paragraph" style:parent-style-name="Footer">
      <style:text-properties officeooo:rsid="001f8a2d" officeooo:paragraph-rsid="00bd36bc"/>
    </style:style>
    <style:style style:name="P52" style:family="paragraph" style:parent-style-name="Footer">
      <style:text-properties officeooo:rsid="001f8a2d" officeooo:paragraph-rsid="002b33ed"/>
    </style:style>
    <style:style style:name="P53" style:family="paragraph" style:parent-style-name="Footer">
      <style:text-properties officeooo:rsid="011350d1" officeooo:paragraph-rsid="011350d1"/>
    </style:style>
    <style:style style:name="P54" style:family="paragraph" style:parent-style-name="Footer">
      <style:text-properties officeooo:rsid="0096b4e2" officeooo:paragraph-rsid="0096b4e2"/>
    </style:style>
    <style:style style:name="P55" style:family="paragraph" style:parent-style-name="Footer">
      <style:text-properties officeooo:paragraph-rsid="0096b4e2"/>
    </style:style>
    <style:style style:name="P56" style:family="paragraph" style:parent-style-name="Footer">
      <style:text-properties officeooo:paragraph-rsid="02a682f9"/>
    </style:style>
    <style:style style:name="P57" style:family="paragraph" style:parent-style-name="Header">
      <style:paragraph-properties fo:margin-left="0cm" fo:margin-right="0cm" fo:text-indent="0cm" style:auto-text-indent="false"/>
    </style:style>
    <style:style style:name="P5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P5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4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6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66" style:family="paragraph" style:parent-style-name="_5f_Header_20_G_20_page_20_paire_20__28_G_29_">
      <style:paragraph-properties fo:text-align="start" style:justify-single-word="false"/>
    </style:style>
    <style:style style:name="P67" style:family="paragraph" style:parent-style-name="_5f_Header_20_G_20_page_20_paire_20__28_G_29_">
      <style:text-properties officeooo:paragraph-rsid="0334a5b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3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5" style:family="paragraph" style:parent-style-name="Header">
      <style:paragraph-properties fo:text-align="start" style:justify-single-word="false"/>
      <style:text-properties officeooo:paragraph-rsid="0211dd7e"/>
    </style:style>
    <style:style style:name="P76" style:family="paragraph" style:parent-style-name="Header">
      <style:paragraph-properties fo:text-align="start" style:justify-single-word="false"/>
      <style:text-properties officeooo:paragraph-rsid="0289fb01"/>
    </style:style>
    <style:style style:name="P77" style:family="paragraph" style:parent-style-name="Header">
      <style:paragraph-properties fo:text-align="start" style:justify-single-word="false"/>
      <style:text-properties officeooo:paragraph-rsid="02a56131"/>
    </style:style>
    <style:style style:name="P78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9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0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1" style:family="paragraph" style:parent-style-name="Header">
      <style:paragraph-properties fo:text-align="center" style:justify-single-word="false"/>
      <style:text-properties officeooo:paragraph-rsid="00ab054e"/>
    </style:style>
    <style:style style:name="P82" style:family="paragraph" style:parent-style-name="Header">
      <style:paragraph-properties fo:text-align="center" style:justify-single-word="false"/>
      <style:text-properties officeooo:paragraph-rsid="00c10aa6"/>
    </style:style>
    <style:style style:name="P8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4" style:family="paragraph" style:parent-style-name="_5f_Header_20_D_20_page_20_impaire_20__28_D_29_">
      <style:text-properties officeooo:paragraph-rsid="01a13e78"/>
    </style:style>
    <style:style style:name="P85" style:family="paragraph" style:parent-style-name="_5f_Header_20_G_20_page_20_impaire_20__28_D_29_">
      <style:text-properties officeooo:paragraph-rsid="01259ec2"/>
    </style:style>
    <style:style style:name="P86" style:family="paragraph" style:parent-style-name="_5f_Header_20_G_20_page_20_impaire_20__28_D_29_">
      <style:text-properties officeooo:paragraph-rsid="00c87b35"/>
    </style:style>
    <style:style style:name="P87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8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P101" style:family="paragraph" style:parent-style-name="Frame_20_contents">
      <style:text-properties officeooo:paragraph-rsid="0261fe0c"/>
    </style:style>
    <style:style style:name="P102" style:family="paragraph" style:parent-style-name="Frame_20_contents">
      <style:text-properties fo:font-size="9pt" officeooo:rsid="0263cbbb" officeooo:paragraph-rsid="0263cbbb" style:font-size-asian="10.5pt"/>
    </style:style>
    <style:style style:name="P103" style:family="paragraph" style:parent-style-name="Frame_20_contents">
      <style:paragraph-properties fo:text-align="center" style:justify-single-word="false"/>
      <style:text-properties officeooo:rsid="0261fe0c" officeooo:paragraph-rsid="0261fe0c"/>
    </style:style>
    <style:style style:name="P104" style:family="paragraph" style:parent-style-name="Frame_20_contents">
      <style:paragraph-properties fo:text-align="center" style:justify-single-word="false"/>
      <style:text-properties officeooo:paragraph-rsid="0261fe0c"/>
    </style:style>
    <style:style style:name="P105" style:family="paragraph" style:parent-style-name="_5f_Footer_20_page_20_impaire_20__28_D_29_"/>
    <style:style style:name="P106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7" style:family="paragraph" style:parent-style-name="_5f_Footer_20_page_20_paire_20__28_G_29_"/>
    <style:style style:name="P108" style:family="paragraph" style:parent-style-name="_5f_Footer_20_page_20_paire_20__28_G_29_">
      <style:text-properties fo:font-size="9pt" style:font-size-asian="9pt" style:font-size-complex="9pt"/>
    </style:style>
    <style:style style:name="P109" style:family="paragraph" style:parent-style-name="_5f_Paragraphe" style:list-style-name="_5f_Numérotation_20_des_20_exercices"/>
    <style:style style:name="P11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1" style:family="paragraph" style:parent-style-name="_5f_Paragraphe_5f_Réponse_5f_Elève" style:list-style-name=""/>
    <style:style style:name="P112" style:family="paragraph" style:parent-style-name="_5f_Paragraphe_5f_Réponse_5f_Pointillés_5f_Grisés" style:list-style-name="_5f_Numérotation_20_des_20_exercices"/>
    <style:style style:name="P113" style:family="paragraph" style:parent-style-name="_5f_Paragraphe_5f_avec_5f_Num_5f_Question" style:list-style-name="_5f_Numérotation_20_des_20_exercices"/>
    <style:style style:name="P114" style:family="paragraph" style:parent-style-name="_5f_Paragraphe_5f_avec_5f_Num_5f_Question" style:list-style-name=""/>
    <style:style style:name="P115" style:family="paragraph" style:parent-style-name="_5f_Premier_5f_Titre_5f_Exercices_5f_avec_5f_Num_5f_Exo_5f_sans_5f_Titre" style:list-style-name="_5f_Numérotation_20_des_20_exercices" style:master-page-name="_31__5f_2_5f_SERIE_5f_G_5f_GAUCHE_5f_ET_5f_DROITE_5f_2COL">
      <style:paragraph-properties style:page-number="233" fo:break-before="auto" fo:break-after="auto"/>
    </style:style>
    <style:style style:name="P11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d7e12c"/>
    </style:style>
    <style:style style:name="P118" style:family="paragraph">
      <style:paragraph-properties fo:text-align="center"/>
    </style:style>
    <style:style style:name="P11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24" style:family="paragraph">
      <loext:graphic-properties draw:fill="solid" draw:fill-color="#7fb241"/>
    </style:style>
    <style:style style:name="P125" style:family="paragraph">
      <loext:graphic-properties draw:fill="solid" draw:fill-color="#1ca2b8"/>
    </style:style>
    <style:style style:name="P12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d62e4e"/>
    </style:style>
    <style:style style:name="P12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29" style:family="paragraph">
      <loext:graphic-properties draw:fill="solid" draw:fill-color="#cfe7e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none" draw:fill-color="#cfe7e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style:paragraph-properties fo:margin-left="0cm" fo:margin-right="0cm" fo:margin-top="0cm" fo:margin-bottom="0cm" fo:line-height="100%" fo:text-indent="0cm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6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Times New Roman3" fo:font-size="12pt" fo:font-style="italic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8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9" style:family="paragraph">
      <loext:graphic-properties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3pt" fo:font-style="italic" fo:text-shadow="none" style:text-underline-style="none" fo:font-weight="normal" style:letter-kerning="true" style:font-name-asian="AR PL KaitiM GB" style:font-size-asian="13pt" style:font-style-asian="italic" style:font-weight-asian="normal" style:font-name-complex="FreeSans" style:font-size-complex="13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T3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T4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T5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T6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T7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T8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36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37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38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39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0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T53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T54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T55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T56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T57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T58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T59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T60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T61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T62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3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4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5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6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7" style:family="text">
      <style:text-properties fo:font-variant="small-caps" fo:color="#9d0f89" loext:opacity="100%" style:font-name="Bitstream Vera Sans" fo:font-size="16pt" fo:font-weight="bold" officeooo:rsid="01a13e78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315af39"/>
    </style:style>
    <style:style style:name="T149" style:family="text">
      <style:text-properties officeooo:rsid="0334a5be"/>
    </style:style>
    <style:style style:name="T150" style:family="text">
      <style:text-properties officeooo:rsid="005a3fa8"/>
    </style:style>
    <style:style style:name="T151" style:family="text">
      <style:text-properties officeooo:rsid="00415f3a"/>
    </style:style>
    <style:style style:name="T152" style:family="text">
      <style:text-properties officeooo:rsid="00386ebd"/>
    </style:style>
    <style:style style:name="T153" style:family="text">
      <style:text-properties officeooo:rsid="008d016c"/>
    </style:style>
    <style:style style:name="T154" style:family="text">
      <style:text-properties officeooo:rsid="01fe03f2"/>
    </style:style>
    <style:style style:name="T155" style:family="text">
      <style:text-properties officeooo:rsid="010c4d3a"/>
    </style:style>
    <style:style style:name="T156" style:family="text">
      <style:text-properties officeooo:rsid="00b6801f"/>
    </style:style>
    <style:style style:name="T157" style:family="text">
      <style:text-properties fo:font-size="16pt" style:font-size-asian="16pt" style:font-size-complex="16pt"/>
    </style:style>
    <style:style style:name="T158" style:family="text">
      <style:text-properties officeooo:rsid="01f8729d"/>
    </style:style>
    <style:style style:name="T159" style:family="text">
      <style:text-properties officeooo:rsid="01b6dc57"/>
    </style:style>
    <style:style style:name="T160" style:family="text">
      <style:text-properties officeooo:rsid="00b5d2d1"/>
    </style:style>
    <style:style style:name="T161" style:family="text">
      <style:text-properties officeooo:rsid="015f088a"/>
    </style:style>
    <style:style style:name="T162" style:family="text">
      <style:text-properties officeooo:rsid="0160d7ef"/>
    </style:style>
    <style:style style:name="T163" style:family="text">
      <style:text-properties officeooo:rsid="02735980"/>
    </style:style>
    <style:style style:name="T164" style:family="text">
      <style:text-properties officeooo:rsid="02757f12"/>
    </style:style>
    <style:style style:name="T165" style:family="text">
      <style:text-properties officeooo:rsid="0272f9e5"/>
    </style:style>
    <style:style style:name="T166" style:family="text">
      <style:text-properties officeooo:rsid="026ec296"/>
    </style:style>
    <style:style style:name="T167" style:family="text">
      <style:text-properties officeooo:rsid="0268e0aa"/>
    </style:style>
    <style:style style:name="T168" style:family="text">
      <style:text-properties officeooo:rsid="0072f07f"/>
    </style:style>
    <style:style style:name="T16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70" style:family="text">
      <style:text-properties officeooo:rsid="014407b5"/>
    </style:style>
    <style:style style:name="T171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0a4cf55"/>
    </style:style>
    <style:style style:name="T175" style:family="text">
      <style:text-properties officeooo:rsid="009e3fdd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>
      <style:text-properties fo:font-size="9pt" officeooo:rsid="0261fe0c" style:font-size-asian="10.5pt"/>
    </style:style>
    <style:style style:name="T181" style:family="text">
      <style:text-properties fo:font-size="9pt" officeooo:rsid="0263cbbb" style:font-size-asian="10.5pt"/>
    </style:style>
    <style:style style:name="T182" style:family="text">
      <style:text-properties officeooo:rsid="0261fe0c"/>
    </style:style>
    <style:style style:name="T183" style:family="text">
      <style:text-properties officeooo:rsid="031de01f"/>
    </style:style>
    <style:style style:name="T184" style:family="text"/>
    <style:style style:name="T18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86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187" style:family="text"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89" style:family="text">
      <style:text-properties style:use-window-font-color="true" loext:opacity="0%" style:text-outline="false" style:text-line-through-style="none" style:text-line-through-type="none" style:font-name="Times New Roman3" fo:font-size="12pt" fo:font-style="italic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9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3pt" fo:font-style="italic" fo:text-shadow="none" style:text-underline-style="none" fo:font-weight="normal" style:letter-kerning="true" style:font-name-asian="AR PL KaitiM GB" style:font-size-asian="13pt" style:font-style-asian="italic" style:font-weight-asian="normal" style:font-name-complex="FreeSans" style:font-size-complex="13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Frame_20_G">
      <style:graphic-properties style:vertical-pos="from-top" style:horizontal-pos="from-left" style:horizontal-rel="paragraph"/>
    </style:style>
    <style:style style:name="fr2" style:family="graphic" style:parent-style-name="Frame_20_G">
      <style:graphic-properties style:vertical-pos="from-top"/>
    </style:style>
    <style:style style:name="fr3" style:family="graphic" style:parent-style-name="Frame_20_G">
      <style:graphic-properties style:vertical-pos="middle" style:vertical-rel="baseline"/>
    </style:style>
    <style:style style:name="fr4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6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7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8" style:family="graphic" style:parent-style-name="Formula">
      <style:graphic-properties fo:margin-left="0.101cm" fo:margin-right="0.101cm" fo:margin-top="0cm" fo:margin-bottom="0.049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4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fo:min-height="0.8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tyle:run-through="foreground"/>
    </style:style>
    <style:style style:name="gr24" style:family="graphic">
      <style:graphic-properties draw:stroke="solid" svg:stroke-width="0.019cm" svg:stroke-color="#808080" draw:marker-start="" draw:marker-start-width="0.199cm" draw:marker-start-center="false" draw:marker-end="" draw:marker-end-width="0.199cm" draw:marker-end-center="false" draw:fill="solid" draw:fill-color="#cfe7e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19cm" svg:stroke-color="#000000" draw:marker-start="" draw:marker-start-width="0.24cm" draw:marker-start-center="false" draw:marker-end="" draw:marker-end-width="0.24cm" draw:marker-end-center="false" draw:fill="none" draw:fill-color="#cfe7e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cfe7e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423cm" fo:min-width="0.279cm" fo:padding-top="0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" style:family="graphic">
      <style:graphic-properties draw:stroke="none" draw:stroke-dash="Dashed_20__28_var_29__20_570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4" style:family="graphic">
      <style:graphic-properties draw:stroke="none" draw:stroke-dash="Dashed_20__28_var_29__20_570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3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5" style:family="graphic">
      <style:graphic-properties draw:stroke="none" draw:stroke-dash="Dashed_20__28_var_29__20_570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6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6" style:family="graphic">
      <style:graphic-properties draw:stroke="none" draw:stroke-dash="Dashed_20__28_var_29__20_570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0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7" style:family="graphic">
      <style:graphic-properties draw:stroke="none" draw:stroke-dash="Dashed_20__28_var_29__20_570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7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8" style:family="graphic">
      <style:graphic-properties draw:stroke="none" draw:stroke-dash="Dashed_20__28_var_29__20_570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2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9" style:family="graphic">
      <style:graphic-properties draw:stroke="none" draw:stroke-dash="Dashed_20__28_var_29__20_570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9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0" style:family="graphic">
      <style:graphic-properties draw:stroke="none" draw:stroke-dash="Dashed_20__28_var_29__20_570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8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1" style:family="graphic">
      <style:graphic-properties draw:stroke="none" draw:stroke-dash="Dashed_20__28_var_29__20_571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8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2" style:family="graphic">
      <style:graphic-properties draw:stroke="none" draw:stroke-dash="Dashed_20__28_var_29__20_571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89cm" fo:min-width="0.19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3" style:family="graphic">
      <style:graphic-properties draw:stroke="none" draw:stroke-dash="Dashed_20__28_var_29__20_554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22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4" style:family="graphic">
      <style:graphic-properties draw:stroke="none" draw:stroke-dash="Dashed_20__28_var_29__20_554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66cm" fo:min-width="0.37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5" style:family="graphic">
      <style:graphic-properties draw:stroke="none" draw:stroke-dash="Dashed_20__28_var_29__20_554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30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6" style:family="graphic">
      <style:graphic-properties draw:stroke="none" draw:stroke-dash="Dashed_20__28_var_29__20_554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10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7" style:family="graphic">
      <style:graphic-properties draw:stroke="none" draw:stroke-dash="Dashed_20__28_var_29__20_555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5cm" fo:min-width="0.21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8" style:family="graphic">
      <style:graphic-properties draw:stroke="none" draw:stroke-dash="Dashed_20__28_var_29__20_555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97cm" fo:min-width="0.23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9" style:family="graphic">
      <style:graphic-properties draw:stroke="solid" draw:stroke-dash="Dashed_20__28_var_29__20_5552" svg:stroke-width="0.041cm" svg:stroke-color="#1ca2b8" draw:marker-start="" draw:marker-start-width="0.4cm" draw:marker-start-center="false" draw:marker-end="" draw:marker-end-width="0.4cm" draw:marker-end-center="false" svg:stroke-opacity="100%" draw:stroke-linejoin="round"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" style:family="graphic">
      <style:graphic-properties draw:stroke="solid" draw:stroke-dash="Dashed_20__28_var_29__20_5553" svg:stroke-width="0.041cm" svg:stroke-color="#1ca2b8" draw:marker-start="" draw:marker-start-width="0.4cm" draw:marker-start-center="false" draw:marker-end="" draw:marker-end-width="0.4cm" draw:marker-end-center="false" svg:stroke-opacity="100%" draw:stroke-linejoin="round"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1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3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4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6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7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8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5" draw:name="Shape2_4" draw:style-name="gr18" draw:text-style-name="P128" svg:width="3.918cm" svg:height="1.031cm" draw:transform="rotate (0.0876155284501153) translate (0.137583333333333cm 0.342194444444444cm)">
        <draw:text-box>
          <text:p text:style-name="P118"><text:span text:style-name="T186">Fiche supplémentaire</text:span></text:p>
        </draw:text-box>
      </draw:frame>
      <draw:g text:anchor-type="page" text:anchor-page-number="1" draw:z-index="24" draw:name="Shape4_184" draw:style-name="gr19">
        <draw:path draw:style-name="gr6" draw:text-style-name="P120" svg:width="0.859cm" svg:height="1.247cm" svg:x="19.965cm" svg:y="28.455cm" svg:viewBox="0 0 860 1248" svg:d="M860 1248h-860v-1055c0-106 79-193 176-193h507c97 0 177 87 177 193z">
          <text:p/>
        </draw:path>
      </draw:g>
      <draw:frame text:anchor-type="page" text:anchor-page-number="1" draw:z-index="7" draw:name="Shape2_0" draw:style-name="gr20" draw:text-style-name="P123" svg:width="3.857cm" svg:height="0.803cm" draw:transform="rotate (0.0872664625997165) translate (0.575027777777778cm 1.37054166666667cm)">
        <draw:text-box>
          <text:p text:style-name="P118"><text:span text:style-name="T185">Série 2</text:span></text:p>
        </draw:text-box>
      </draw:frame>
      <draw:path text:anchor-type="page" text:anchor-page-number="1" draw:z-index="6" draw:name="Shape1_3" draw:style-name="gr21" draw:text-style-name="P125" svg:width="4.169cm" svg:height="2.24cm" svg:x="-0.076cm" svg:y="0cm" svg:viewBox="0 0 4170 2241" svg:d="M0 2241l3836-288c202-15 350-168 333-342l-164-1611h-4005z">
        <text:p/>
      </draw:path>
      <text:list xml:id="list1631560060" text:style-name="_5f_Numérotation_20_des_20_exercices">
        <text:list-item text:start-value="1">
          <text:h text:style-name="P115" text:outline-level="1" text:restart-numbering="true" text:start-value="1">En observant les figures, complète les phrases en utilisant les mots proposés.</text:h>
        </text:list-item>
      </text:list>
      <text:h text:style-name="_5f_Paragraphe" text:outline-level="1"><draw:g text:anchor-type="paragraph" draw:z-index="1" draw:name="Shape24" draw:style-name="gr31"><draw:ellipse draw:style-name="gr51" draw:text-style-name="P140" svg:width="1.167cm" svg:height="1.165cm" svg:x="4.942cm" svg:y="1.716cm" draw:kind="arc" draw:start-angle="46.98" draw:end-angle="153.06"><text:p/></draw:ellipse><draw:line draw:style-name="gr54" draw:text-style-name="P142" svg:x1="5.508cm" svg:y1="2.335cm" svg:x2="3.008cm" svg:y2="0.835cm"><text:p/></draw:line><draw:line draw:style-name="gr54" draw:text-style-name="P142" svg:x1="5.507cm" svg:y1="2.335cm" svg:x2="7.107cm" svg:y2="0.535cm"><text:p/></draw:line><draw:frame draw:style-name="gr55" draw:text-style-name="P141" svg:width="0.8cm" svg:height="0.625cm" svg:x="5.209cm" svg:y="2.311cm"><draw:text-box><text:p text:style-name="P131"><text:span text:style-name="T191">O</text:span></text:p></draw:text-box></draw:frame><draw:frame draw:style-name="gr55" draw:text-style-name="P141" svg:width="0.8cm" svg:height="0.625cm" svg:x="5.209cm" svg:y="2.311cm"><draw:text-box><text:p text:style-name="P131"><text:span text:style-name="T191">O</text:span></text:p></draw:text-box></draw:frame><draw:frame draw:style-name="gr56" draw:text-style-name="P143" svg:width="0.802cm" svg:height="0.78cm" svg:x="6.907cm" svg:y="0.335cm"><draw:text-box><text:p text:style-name="P131"><text:span text:style-name="T192">t</text:span></text:p></draw:text-box></draw:frame><draw:frame draw:style-name="gr56" draw:text-style-name="P143" svg:width="0.802cm" svg:height="0.78cm" svg:x="2.508cm" svg:y="0.411cm"><draw:text-box><text:p text:style-name="P131"><text:span text:style-name="T192">y</text:span></text:p></draw:text-box></draw:frame></draw:g><draw:g text:anchor-type="paragraph" draw:z-index="0" draw:name="Shape23" draw:style-name="gr31"><draw:line draw:style-name="gr54" draw:text-style-name="P142" svg:x1="1.016cm" svg:y1="0.545cm" svg:x2="0.416cm" svg:y2="2.845cm"><text:p/></draw:line><draw:line draw:style-name="gr54" draw:text-style-name="P142" svg:x1="1.016cm" svg:y1="0.545cm" svg:x2="3.416cm" svg:y2="2.645cm"><text:p/></draw:line><draw:line draw:style-name="gr54" draw:text-style-name="P142" svg:x1="0.416cm" svg:y1="2.849cm" svg:x2="3.416cm" svg:y2="2.649cm"><text:p/></draw:line><draw:circle draw:style-name="gr51" draw:text-style-name="P140" svg:width="1.101cm" svg:height="1.101cm" svg:x="-0.15cm" svg:y="2.303cm" draw:kind="arc" draw:start-angle="4.16" draw:end-angle="73.78"><text:p/></draw:circle><draw:circle draw:style-name="gr51" draw:text-style-name="P140" svg:width="1.167cm" svg:height="1.167cm" svg:x="-0.15cm" svg:y="2.237cm" draw:kind="arc" draw:start-angle="1.36" draw:end-angle="75.23"><text:p/></draw:circle><draw:circle draw:style-name="gr51" draw:text-style-name="P140" svg:width="1.101cm" svg:height="1.101cm" svg:x="0.471cm" svg:y="0.028cm" draw:kind="arc" draw:start-angle="254.26" draw:end-angle="322.27"><text:p/></draw:circle><draw:ellipse draw:style-name="gr51" draw:text-style-name="P140" svg:width="1.1cm" svg:height="1.101cm" svg:x="2.889cm" svg:y="2.044cm" draw:kind="arc" draw:start-angle="145.02" draw:end-angle="189.06"><text:p/></draw:ellipse><draw:line draw:style-name="gr54" draw:text-style-name="P142" svg:x1="2.816cm" svg:y1="2.449cm" svg:x2="2.988cm" svg:y2="2.511cm"><text:p/></draw:line><draw:frame draw:style-name="gr57" draw:text-style-name="P141" svg:width="0.8cm" svg:height="0.701cm" svg:x="0.716cm" svg:y="0.049cm"><draw:text-box><text:p text:style-name="P131"><text:span text:style-name="T191">C</text:span></text:p></draw:text-box></draw:frame><draw:frame draw:style-name="gr58" draw:text-style-name="P141" svg:width="0.802cm" svg:height="0.699cm" svg:x="3.216cm" svg:y="2.45cm"><draw:text-box><text:p text:style-name="P131"><text:span text:style-name="T191">A</text:span></text:p></draw:text-box></draw:frame><draw:frame draw:style-name="gr57" draw:text-style-name="P141" svg:width="0.802cm" svg:height="0.701cm" svg:x="0.016cm" svg:y="2.75cm"><draw:text-box><text:p text:style-name="P131"><text:span text:style-name="T191">B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g text:anchor-type="paragraph" draw:z-index="2" draw:name="Shape25" draw:style-name="gr31"><draw:g draw:style-name="gr23"><draw:ellipse draw:style-name="gr51" draw:text-style-name="P140" svg:width="1.167cm" svg:height="1.165cm" svg:x="1.933cm" svg:y="1.346cm" draw:kind="arc" draw:start-angle="357.13" draw:end-angle="21.93"><text:p/></draw:ellipse><draw:circle draw:style-name="gr51" draw:text-style-name="P140" svg:width="1.265cm" svg:height="1.267cm" svg:x="1.949cm" svg:y="1.298cm" draw:kind="arc" draw:start-angle="357.87" draw:end-angle="26.69"><text:p/></draw:circle><draw:ellipse draw:style-name="gr51" draw:text-style-name="P140" svg:width="1.364cm" svg:height="1.366cm" svg:x="1.949cm" svg:y="1.199cm" draw:kind="arc" draw:start-angle="351.69" draw:end-angle="23.2"><text:p/></draw:ellipse><draw:frame draw:style-name="gr52" draw:text-style-name="P141" svg:width="0.9cm" svg:height="0.902cm" svg:x="1.813cm" svg:y="1.663cm"><draw:text-box><text:p text:style-name="P131"><text:span text:style-name="T191">P</text:span></text:p></draw:text-box></draw:frame><draw:frame draw:style-name="gr53" draw:text-style-name="P141" svg:width="0.9cm" svg:height="0.9cm" svg:x="4.214cm" svg:y="0.164cm"><draw:text-box><text:p text:style-name="P131"><text:span text:style-name="T191">R</text:span></text:p></draw:text-box></draw:frame><draw:frame draw:style-name="gr52" draw:text-style-name="P141" svg:width="0.902cm" svg:height="0.902cm" svg:x="4.312cm" svg:y="1.963cm"><draw:text-box><text:p text:style-name="P131"><text:span text:style-name="T191">S</text:span></text:p></draw:text-box></draw:frame><draw:line draw:style-name="gr54" draw:text-style-name="P142" svg:x1="4.611cm" svg:y1="0.764cm" svg:x2="4.711cm" svg:y2="0.964cm"><text:p/></draw:line><draw:line draw:style-name="gr54" draw:text-style-name="P142" svg:x1="4.913cm" svg:y1="1.864cm" svg:x2="4.913cm" svg:y2="2.064cm"><text:p/></draw:line></draw:g><draw:line draw:style-name="gr54" draw:text-style-name="P142" svg:x1="2.512cm" svg:y1="1.964cm" svg:x2="5.112cm" svg:y2="0.664cm"><text:p/></draw:line><draw:line draw:style-name="gr54" draw:text-style-name="P142" svg:x1="2.512cm" svg:y1="1.964cm" svg:x2="5.312cm" svg:y2="1.964cm"><text:p/></draw:lin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frame draw:style-name="fr3" draw:name="Frame7" text:anchor-type="as-char" svg:width="4.098cm" draw:z-index="255"><draw:text-box fo:min-height="0.651cm"><text:p text:style-name="P104"><text:span text:style-name="T181">sommet</text:span><text:span text:style-name="T182">(s)</text:span></text:p></draw:text-box></draw:frame><text:s text:c="4"/><draw:frame draw:style-name="fr3" draw:name="Frame6" text:anchor-type="as-char" svg:width="4.098cm" draw:z-index="247"><draw:text-box fo:min-height="0.651cm"><text:p text:style-name="P101"><text:span text:style-name="T181">demi-droite</text:span><text:span text:style-name="T182">(s)</text:span></text:p></draw:text-box></draw:frame><draw:frame draw:style-name="fr3" draw:name="Frame8" text:anchor-type="as-char" svg:width="4.098cm" draw:z-index="248"><draw:text-box fo:min-height="0.651cm"><text:p text:style-name="P104"><text:span text:style-name="T181">segment</text:span><text:span text:style-name="T182">(s)</text:span></text:p></draw:text-box></draw:frame><text:s text:c="4"/><draw:frame draw:style-name="fr3" draw:name="Frame5" text:anchor-type="as-char" svg:width="4.098cm" draw:z-index="239"><draw:text-box fo:min-height="0.651cm"><text:p text:style-name="P102">origine</text:p></draw:text-box></draw:frame><draw:frame draw:style-name="fr2" draw:name="Frame4" text:anchor-type="as-char" svg:y="-0.573cm" svg:width="4.098cm" draw:z-index="240"><draw:text-box fo:min-height="0.651cm"><text:p text:style-name="P104"><text:span text:style-name="T180">angle</text:span><text:span text:style-name="T182">(s)</text:span></text:p></draw:text-box></draw:frame><text:s text:c="4"/><draw:frame draw:style-name="fr1" draw:name="Frame2" text:anchor-type="as-char" svg:y="-0.573cm" svg:width="4.098cm" draw:z-index="235"><draw:text-box fo:min-height="0.651cm"><text:p text:style-name="P103">point(s)</text:p></draw:text-box></draw:frame><draw:frame draw:style-name="fr1" draw:name="Frame3" text:anchor-type="as-char" svg:y="-0.561cm" svg:width="4.098cm" draw:z-index="231"><draw:text-box fo:min-height="0.651cm"><text:p text:style-name="P104"><text:span text:style-name="T180">côté</text:span><text:span text:style-name="T182">(s)</text:span></text:p></draw:text-box></draw:frame></text:h>
      <text:p text:style-name="P111"><text:span text:style-name="_5f_Caractères">Le </text:span><text:span text:style-name="_5f_pointillés_20_gris">……………………</text:span><text:span text:style-name="_5f_Caractères"> P est le </text:span><text:span text:style-name="_5f_pointillés_20_gris">………………………</text:span><text:span text:style-name="_5f_Caractères">. de l’angle </text:span><text:span text:style-name="_5f_Caractères"><draw:frame draw:style-name="fr10" draw:name="Object1" text:anchor-type="as-char" svg:y="-0.34cm" svg:width="0.817cm" svg:height="0.416cm" draw:z-index="8"><draw:object xlink:href="./Object 1" xlink:type="simple" xlink:show="embed" xlink:actuate="onLoad"/><draw:image xlink:href="./ObjectReplacements/Object 1" xlink:type="simple" xlink:show="embed" xlink:actuate="onLoad"/></draw:frame></text:span>.</text:p>
      <text:p text:style-name="P111"><text:span text:style-name="_5f_Caractères">Les </text:span><text:span text:style-name="_5f_pointillés_20_gris">……………………</text:span><text:span text:style-name="_5f_Caractères"> de l’angle </text:span><text:span text:style-name="_5f_Caractères"><draw:frame draw:style-name="fr10" draw:name="Object2" text:anchor-type="as-char" svg:y="-0.34cm" svg:width="0.891cm" svg:height="0.416cm" draw:z-index="9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_5f_Caractères">sont les </text:span><text:span text:style-name="_5f_pointillés_20_gris">…………………….. </text:span><text:span text:style-name="_5f_Caractères">[Oy</text:span>) et [Ot).</text:p>
      <text:p text:style-name="P111"><text:span text:style-name="_5f_Caractères">Le triangle ABC a trois </text:span><text:span text:style-name="_5f_pointillés_20_gris">……………….. </text:span><text:span text:style-name="_5f_Caractères">qui sont </text:span><text:span text:style-name="_5f_Caractères"><draw:frame draw:style-name="fr10" draw:name="Object3" text:anchor-type="as-char" svg:y="-0.34cm" svg:width="0.848cm" svg:height="0.416cm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_5f_Caractères">, </text:span><text:span text:style-name="_5f_Caractères"><draw:frame draw:style-name="fr10" draw:name="Object4" text:anchor-type="as-char" svg:y="-0.34cm" svg:width="0.868cm" svg:height="0.416cm" draw:z-index="1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_5f_Caractères">et </text:span><text:span text:style-name="_5f_Caractères"><draw:frame draw:style-name="fr10" draw:name="Object5" text:anchor-type="as-char" svg:y="-0.34cm" svg:width="0.861cm" svg:height="0.416cm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span>.</text:p>
      <text:p text:style-name="P111"><text:span text:style-name="_5f_Caractères">Un des côtés de l’angle </text:span><text:span text:style-name="_5f_Caractères"><draw:frame draw:style-name="fr10" draw:name="Object6" text:anchor-type="as-char" svg:y="-0.34cm" svg:width="0.861cm" svg:height="0.416cm" draw:z-index="13"><draw:object xlink:href="./Object 6" xlink:type="simple" xlink:show="embed" xlink:actuate="onLoad"/><draw:image xlink:href="./ObjectReplacements/Object 6" xlink:type="simple" xlink:show="embed" xlink:actuate="onLoad"/><svg:desc>formula</svg:desc></draw:frame></text:span>est la <text:span text:style-name="_5f_pointillés_20_gris">………………………………</text:span>…d’ <text:span text:style-name="_5f_pointillés_20_gris">……</text:span>.<text:span text:style-name="_5f_pointillés_20_gris">…………………</text:span> B passant par le <text:span text:style-name="_5f_pointillés_20_gris">………………………………...…</text:span> C.</text:p>
      <text:list xml:id="list222052224530614" text:continue-numbering="true" text:style-name="_5f_Numérotation_20_des_20_exercices">
        <text:list-item>
          <text:h text:style-name="_5f_Titre_5f_Exercices_5f_avec_5f_Titre" text:outline-level="1">Identifier des angles.</text:h>
        </text:list-item>
      </text:list>
      <text:h text:style-name="_5f_Paragraphe" text:outline-level="1"><draw:g text:anchor-type="paragraph" draw:z-index="3" draw:name="Shape6_1" draw:style-name="gr31"><draw:frame draw:style-name="gr43" draw:text-style-name="P138" svg:width="0.228cm" svg:height="0.415cm" svg:x="3.309cm" svg:y="0.972cm"><draw:text-box><text:p text:style-name="P137"><text:span text:style-name="T190">E</text:span></text:p></draw:text-box></draw:frame><draw:frame draw:style-name="gr44" draw:text-style-name="P138" svg:width="0.38cm" svg:height="0.567cm" svg:x="1.827cm" svg:y="0.335cm"><draw:text-box><text:p text:style-name="P137"><text:span text:style-name="T190">B</text:span></text:p></draw:text-box></draw:frame><draw:frame draw:style-name="gr45" draw:text-style-name="P138" svg:width="0.309cm" svg:height="0.415cm" svg:x="0.631cm" svg:y="2.055cm"><draw:text-box><text:p text:style-name="P137"><text:span text:style-name="T190">M</text:span></text:p></draw:text-box></draw:frame><draw:frame draw:style-name="gr46" draw:text-style-name="P138" svg:width="0.108cm" svg:height="0.415cm" svg:x="7.013cm" svg:y="3.034cm"><draw:text-box><text:p text:style-name="P137"><text:span text:style-name="T190">I</text:span></text:p></draw:text-box></draw:frame><draw:frame draw:style-name="gr47" draw:text-style-name="P138" svg:width="0.219cm" svg:height="0.415cm" svg:x="0.289cm" svg:y="3.18cm"><draw:text-box><text:p text:style-name="P137"><text:span text:style-name="T190">P</text:span></text:p></draw:text-box></draw:frame><draw:frame draw:style-name="gr48" draw:text-style-name="P138" svg:width="0.239cm" svg:height="0.498cm" svg:x="5.094cm" svg:y="3.048cm"><draw:text-box><text:p text:style-name="P137"><text:span text:style-name="T190">L</text:span></text:p></draw:text-box></draw:frame><draw:polygon draw:style-name="gr49" draw:text-style-name="P139" svg:width="6.4cm" svg:height="2.399cm" svg:x="0.504cm" svg:y="0.781cm" svg:viewBox="0 0 6401 2400" draw:points="1467,0 0,2400 6401,2218"><text:p/></draw:polygon><draw:polygon draw:style-name="gr50" draw:text-style-name="P139" svg:width="4.241cm" svg:height="1.663cm" svg:x="0.988cm" svg:y="1.386cm" svg:viewBox="0 0 4242 1664" draw:points="0,1006 2322,0 4242,1664"><text:p/></draw:polygon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Nomme les angles :</text:h>
      <text:list xml:id="list3183108255" text:style-name="_5f_Numérotation_20_des_20_exercices">
        <text:list-item>
          <text:list>
            <text:list-item text:start-value="1">
              <text:p text:style-name="_5f_Paragraphe_5f_avec_5f_Num_5f_Question">de sommet E :</text:p>
            </text:list-item>
          </text:list>
          <text:p text:style-name="P112"><text:span text:style-name="_5f_pointillés_20_gris">…………………………………………………………………</text:span></text:p>
          <text:list text:continue-numbering="true">
            <text:list-item>
              <text:p text:style-name="_5f_Paragraphe_5f_avec_5f_Num_5f_Question">dont l’un des côtés est [LE) :</text:p>
            </text:list-item>
          </text:list>
          <text:p text:style-name="P112"><text:span text:style-name="_5f_pointillés_20_gris">…………………………………………………………………</text:span></text:p>
          <text:list text:continue-numbering="true">
            <text:list-item>
              <text:p text:style-name="_5f_Paragraphe_5f_avec_5f_Num_5f_Question">dont les côtés sont [IE) et [IP) :</text:p>
            </text:list-item>
          </text:list>
          <text:p text:style-name="P112"><text:span text:style-name="_5f_pointillés_20_gris">…………………………………………………………………</text:span></text:p>
          <text:list text:continue-numbering="true">
            <text:list-item>
              <text:p text:style-name="_5f_Paragraphe_5f_avec_5f_Num_5f_Question"><text:span text:style-name="_5f_Caractères">qui ont un côté commun avec l’angle </text:span><text:span text:style-name="_5f_Caractères"><draw:frame draw:style-name="fr9" draw:name="Object7" text:anchor-type="as-char" svg:y="-0.337cm" svg:width="0.863cm" svg:height="0.413cm" draw:z-index="14"><draw:object xlink:href="./Object 7" xlink:type="simple" xlink:show="embed" xlink:actuate="onLoad"/><draw:image xlink:href="./ObjectReplacements/Object 7" xlink:type="simple" xlink:show="embed" xlink:actuate="onLoad"/></draw:frame></text:span>: </text:p>
            </text:list-item>
          </text:list>
          <text:p text:style-name="P112"><text:span text:style-name="_5f_pointillés_20_gris">…………………………………………………………………</text:span></text:p>
        </text:list-item>
      </text:list>
      <text:list xml:id="list222050818273242" text:continue-list="list222052224530614" text:style-name="_5f_Numérotation_20_des_20_exercices">
        <text:list-item>
          <text:h text:style-name="_5f_Titre_5f_Exercices_5f_avec_5f_Titre" text:outline-level="1"><draw:g text:anchor-type="paragraph" draw:z-index="4" draw:name="Shape8_0" draw:style-name="gr31"><draw:polyline draw:style-name="gr32" draw:text-style-name="P134" svg:width="2.517cm" svg:height="2.615cm" svg:x="5.476cm" svg:y="0.769cm" svg:viewBox="0 0 2518 2616" draw:points="0,0 2518,1274 155,2616"><text:p/></draw:polyline><draw:polyline draw:style-name="gr32" draw:text-style-name="P134" svg:width="1.307cm" svg:height="3.053cm" svg:x="6.089cm" svg:y="0.538cm" svg:viewBox="0 0 1308 3054" draw:points="0,0 753,3054 1308,15 1308,15"><text:p/></draw:polyline><draw:frame draw:style-name="gr33" draw:text-style-name="P135" svg:width="0.249cm" svg:height="0.414cm" svg:x="7.028cm" svg:y="2.623cm"><draw:text-box><text:p text:style-name="P131"><text:span text:style-name="T188">R</text:span></text:p></draw:text-box></draw:frame><draw:frame draw:style-name="gr34" draw:text-style-name="P135" svg:width="0.235cm" svg:height="0.414cm" svg:x="6.248cm" svg:y="2.417cm"><draw:text-box><text:p text:style-name="P131"><text:span text:style-name="T188">K</text:span></text:p></draw:text-box></draw:frame><draw:frame draw:style-name="gr35" draw:text-style-name="P135" svg:width="0.269cm" svg:height="0.414cm" svg:x="7.326cm" svg:y="1.261cm"><draw:text-box><text:p text:style-name="P131"><text:span text:style-name="T188">H</text:span></text:p></draw:text-box></draw:frame><draw:frame draw:style-name="gr36" draw:text-style-name="P135" svg:width="0.207cm" svg:height="0.414cm" svg:x="6.021cm" svg:y="1.157cm"><draw:text-box><text:p text:style-name="P131"><text:span text:style-name="T188">F</text:span></text:p></draw:text-box></draw:frame><draw:frame draw:style-name="gr37" draw:text-style-name="P135" svg:width="0.278cm" svg:height="0.414cm" svg:x="6.765cm" svg:y="3.664cm"><draw:text-box><text:p text:style-name="P131"><text:span text:style-name="T188">G</text:span></text:p></draw:text-box></draw:frame><draw:frame draw:style-name="gr38" draw:text-style-name="P135" svg:width="0.227cm" svg:height="0.414cm" svg:x="8.035cm" svg:y="1.919cm"><draw:text-box><text:p text:style-name="P131"><text:span text:style-name="T188">E</text:span></text:p></draw:text-box></draw:frame><draw:frame draw:style-name="gr39" draw:text-style-name="P136" svg:width="0.193cm" svg:height="0.489cm" svg:x="7.432cm" svg:y="0.48cm"><draw:text-box><text:p text:style-name="P131"><text:span text:style-name="T189">x</text:span></text:p></draw:text-box></draw:frame><draw:frame draw:style-name="gr40" draw:text-style-name="P136" svg:width="0.19cm" svg:height="0.489cm" svg:x="5.477cm" svg:y="2.845cm"><draw:text-box><text:p text:style-name="P131"><text:span text:style-name="T189">z</text:span></text:p></draw:text-box></draw:frame><draw:frame draw:style-name="gr41" draw:text-style-name="P136" svg:width="0.19cm" svg:height="0.489cm" svg:x="5.352cm" svg:y="0.713cm"><draw:text-box><text:p text:style-name="P131"><text:span text:style-name="T189">t</text:span></text:p></draw:text-box></draw:frame><draw:frame draw:style-name="gr42" draw:text-style-name="P136" svg:width="0.193cm" svg:height="0.489cm" svg:x="5.818cm" svg:y="0.279cm"><draw:text-box><text:p text:style-name="P131"><text:span text:style-name="T189">y</text:span></text:p></draw:text-box></draw:frame></draw:g>Reconnaître un angle.</text:h>
        </text:list-item>
      </text:list>
      <text:h text:style-name="_5f_Paragraphe" text:outline-level="1">Sur cette figure, marque : </text:h>
      <text:list xml:id="list222052579967464" text:continue-numbering="true" text:style-name="_5f_Numérotation_20_des_20_exercices">
        <text:list-item>
          <text:list>
            <text:list-item>
              <text:p text:style-name="P113"><text:span text:style-name="Character_5f_20_5f_style">en vert, l’angle</text:span><text:span text:style-name="Character_5f_20_5f_style"><draw:frame draw:style-name="fr10" draw:name="Object12" text:anchor-type="as-char" svg:y="-0.346cm" svg:width="0.878cm" svg:height="0.43cm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Character_5f_20_5f_style">:</text:span></text:p>
            </text:list-item>
            <text:list-item>
              <text:p text:style-name="P113"><text:span text:style-name="Character_5f_20_5f_style">en bleu, l’angle</text:span><text:span text:style-name="Character_5f_20_5f_style"><draw:frame draw:style-name="fr10" draw:name="Object13" text:anchor-type="as-char" svg:y="-0.346cm" svg:width="0.968cm" svg:height="0.43cm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Character_5f_20_5f_style">:</text:span></text:p>
            </text:list-item>
            <text:list-item>
              <text:p text:style-name="P113"><text:span text:style-name="Character_5f_20_5f_style">en rouge, l’angle</text:span><text:span text:style-name="Character_5f_20_5f_style"><draw:frame draw:style-name="fr10" draw:name="Object14" text:anchor-type="as-char" svg:y="-0.346cm" svg:width="0.852cm" svg:height="0.43cm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Character_5f_20_5f_style">:</text:span></text:p>
            </text:list-item>
            <text:list-item>
              <text:p text:style-name="P113"><text:span text:style-name="Character_5f_20_5f_style">en noir, l’angle</text:span><text:span text:style-name="Character_5f_20_5f_style"><draw:frame draw:style-name="fr10" draw:name="Object15" text:anchor-type="as-char" svg:y="-0.346cm" svg:width="0.834cm" svg:height="0.43cm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Character_5f_20_5f_style">:</text:span></text:p>
            </text:list-item>
            <text:list-item>
              <text:p text:style-name="P113"><text:span text:style-name="Character_5f_20_5f_style">Trouve toutes les autres façons de nommer :</text:span></text:p>
            </text:list-item>
          </text:list>
        </text:list-item>
      </text:list>
      <text:p text:style-name="P114"><text:span text:style-name="Character_5f_20_5f_style">l’angle </text:span><text:span text:style-name="Character_5f_20_5f_style"><draw:frame draw:style-name="fr9" draw:name="Object16" text:anchor-type="as-char" svg:y="-0.346cm" svg:width="0.852cm" svg:height="0.43cm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Character_5f_20_5f_style">:</text:span></text:p>
      <text:list xml:id="list222051663893592" text:continue-list="list3183108255" text:style-name="_5f_Numérotation_20_des_20_exercices">
        <text:list-header>
          <text:p text:style-name="P112"><text:span text:style-name="_5f_pointillés_20_gris">……………………………………………………...</text:span></text:p>
        </text:list-header>
      </text:list>
      <text:p text:style-name="P114"><text:span text:style-name="Character_5f_20_5f_style">l’angle </text:span><text:span text:style-name="Character_5f_20_5f_style"><draw:frame draw:style-name="fr9" draw:name="Object17" text:anchor-type="as-char" svg:y="-0.346cm" svg:width="0.914cm" svg:height="0.43cm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Character_5f_20_5f_style">:</text:span></text:p>
      <text:list xml:id="list222051785899169" text:continue-numbering="true" text:style-name="_5f_Numérotation_20_des_20_exercices">
        <text:list-header>
          <text:p text:style-name="P112"><text:span text:style-name="_5f_pointillés_20_gris">………………………………………………………</text:span></text:p>
        </text:list-header>
      </text:list>
      <text:list xml:id="list222050649324297" text:continue-list="list222052579967464" text:style-name="_5f_Numérotation_20_des_20_exercices">
        <text:list-item>
          <text:h text:style-name="_5f_Titre_5f_Exercices_5f_sans_5f_Titre" text:outline-level="1">Voici une figure.</text:h>
        </text:list-item>
      </text:list>
      <text:list xml:id="list3810079721" text:style-name="_5f_Numérotation_20_des_20_exercices">
        <text:list-header>
          <text:h text:style-name="P109" text:outline-level="1"><draw:g text:anchor-type="as-char" draw:z-index="5" draw:name="Shape22" draw:style-name="gr22"><draw:g draw:style-name="gr23"><draw:line draw:style-name="gr24" draw:text-style-name="P129" svg:x1="0cm" svg:y1="0cm" svg:x2="0cm" svg:y2="3.5cm"><text:p/></draw:line><draw:line draw:style-name="gr24" draw:text-style-name="P129" svg:x1="0.5cm" svg:y1="0cm" svg:x2="0.5cm" svg:y2="3.5cm"><text:p/></draw:line><draw:line draw:style-name="gr24" draw:text-style-name="P129" svg:x1="1cm" svg:y1="0cm" svg:x2="1cm" svg:y2="3.5cm"><text:p/></draw:line><draw:line draw:style-name="gr24" draw:text-style-name="P129" svg:x1="1.5cm" svg:y1="0cm" svg:x2="1.5cm" svg:y2="3.5cm"><text:p/></draw:line><draw:line draw:style-name="gr24" draw:text-style-name="P129" svg:x1="2cm" svg:y1="0cm" svg:x2="2cm" svg:y2="3.5cm"><text:p/></draw:line><draw:line draw:style-name="gr24" draw:text-style-name="P129" svg:x1="2.5cm" svg:y1="0cm" svg:x2="2.5cm" svg:y2="3.5cm"><text:p/></draw:line><draw:line draw:style-name="gr24" draw:text-style-name="P129" svg:x1="3cm" svg:y1="0cm" svg:x2="3cm" svg:y2="3.5cm"><text:p/></draw:line><draw:line draw:style-name="gr24" draw:text-style-name="P129" svg:x1="3.501cm" svg:y1="0cm" svg:x2="3.501cm" svg:y2="3.5cm"><text:p/></draw:line><draw:line draw:style-name="gr24" draw:text-style-name="P129" svg:x1="4.001cm" svg:y1="0cm" svg:x2="4.001cm" svg:y2="3.5cm"><text:p/></draw:line><draw:line draw:style-name="gr24" draw:text-style-name="P129" svg:x1="4.5cm" svg:y1="0cm" svg:x2="4.5cm" svg:y2="3.5cm"><text:p/></draw:line><draw:line draw:style-name="gr24" draw:text-style-name="P129" svg:x1="5.001cm" svg:y1="0cm" svg:x2="5.001cm" svg:y2="3.5cm"><text:p/></draw:line><draw:line draw:style-name="gr24" draw:text-style-name="P129" svg:x1="5.5cm" svg:y1="0cm" svg:x2="5.5cm" svg:y2="3.5cm"><text:p/></draw:line><draw:line draw:style-name="gr24" draw:text-style-name="P129" svg:x1="6cm" svg:y1="0cm" svg:x2="6cm" svg:y2="3.5cm"><text:p/></draw:line><draw:line draw:style-name="gr24" draw:text-style-name="P129" svg:x1="0cm" svg:y1="0cm" svg:x2="6cm" svg:y2="0cm"><text:p/></draw:line><draw:line draw:style-name="gr24" draw:text-style-name="P129" svg:x1="0cm" svg:y1="0.5cm" svg:x2="6cm" svg:y2="0.5cm"><text:p/></draw:line><draw:line draw:style-name="gr24" draw:text-style-name="P129" svg:x1="0cm" svg:y1="1cm" svg:x2="6cm" svg:y2="1cm"><text:p/></draw:line><draw:line draw:style-name="gr24" draw:text-style-name="P129" svg:x1="0cm" svg:y1="1.498cm" svg:x2="6cm" svg:y2="1.498cm"><text:p/></draw:line><draw:line draw:style-name="gr24" draw:text-style-name="P129" svg:x1="0cm" svg:y1="2cm" svg:x2="6cm" svg:y2="2cm"><text:p/></draw:line><draw:line draw:style-name="gr24" draw:text-style-name="P129" svg:x1="0cm" svg:y1="2.498cm" svg:x2="6cm" svg:y2="2.498cm"><text:p/></draw:line><draw:line draw:style-name="gr24" draw:text-style-name="P129" svg:x1="0cm" svg:y1="2.999cm" svg:x2="6cm" svg:y2="2.999cm"><text:p/></draw:line><draw:line draw:style-name="gr24" draw:text-style-name="P129" svg:x1="0cm" svg:y1="3.5cm" svg:x2="6cm" svg:y2="3.5cm"><text:p/></draw:line></draw:g><draw:line draw:style-name="gr25" draw:text-style-name="P130" svg:x1="0.997cm" svg:y1="0.501cm" svg:x2="4.997cm" svg:y2="2.997cm"><text:p/></draw:line><draw:line draw:style-name="gr26" draw:text-style-name="P130" svg:x1="1.013cm" svg:y1="2.997cm" svg:x2="4.997cm" svg:y2="0.5cm"><text:p/></draw:line><draw:frame draw:style-name="gr27" draw:text-style-name="P132" svg:width="0.78cm" svg:height="0.549cm" svg:x="0.402cm" svg:y="0.086cm"><draw:text-box><text:p text:style-name="P131"><text:span text:style-name="T187">M</text:span></text:p></draw:text-box></draw:frame><draw:frame draw:style-name="gr28" draw:text-style-name="P132" svg:width="0.946cm" svg:height="0.5cm" svg:x="4.791cm" svg:y="0.088cm"><draw:text-box><text:p text:style-name="P131"><text:span text:style-name="T187">O</text:span></text:p></draw:text-box></draw:frame><draw:frame draw:style-name="gr29" draw:text-style-name="P132" svg:width="0.946cm" svg:height="0.625cm" svg:x="4.791cm" svg:y="2.849cm"><draw:text-box><text:p text:style-name="P131"><text:span text:style-name="T187">U</text:span></text:p></draw:text-box></draw:frame><draw:frame draw:style-name="gr29" draw:text-style-name="P132" svg:width="0.95cm" svg:height="0.625cm" svg:x="0.499cm" svg:y="2.826cm"><draw:text-box><text:p text:style-name="P131"><text:span text:style-name="T187">L</text:span></text:p></draw:text-box></draw:frame><draw:frame draw:style-name="gr29" draw:text-style-name="P132" svg:width="0.948cm" svg:height="0.625cm" svg:x="2.663cm" svg:y="1.139cm"><draw:text-box><text:p text:style-name="P131"><text:span text:style-name="T187">E</text:span></text:p></draw:text-box></draw:frame><draw:rect draw:style-name="gr30" draw:text-style-name="P133" svg:width="4.001cm" svg:height="2.5cm" svg:x="0.997cm" svg:y="0.501cm"><text:p/></draw:rect></draw:g></text:h>
        </text:list-header>
      </text:list>
      <text:list xml:id="list222051387527451" text:continue-list="list222050649324297" text:style-name="_5f_Numérotation_20_des_20_exercices">
        <text:list-item>
          <text:list>
            <text:list-item>
              <text:p text:style-name="_5f_Paragraphe_5f_avec_5f_Num_5f_Question"><text:span text:style-name="_5f_Caractères">Code en bleu l'angle </text:span><text:span text:style-name="_5f_Caractères"><draw:frame draw:style-name="fr8" draw:name="Objet1" text:anchor-type="as-char" svg:y="-0.34cm" svg:width="0.721cm" svg:height="0.416cm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span>.</text:p>
            </text:list-item>
            <text:list-item>
              <text:p text:style-name="_5f_Paragraphe_5f_avec_5f_Num_5f_Question"><text:span text:style-name="_5f_Caractères">Code en rouge l'angle </text:span><text:span text:style-name="_5f_Caractères"><draw:frame draw:style-name="fr8" draw:name="Objet2" text:anchor-type="as-char" svg:y="-0.34cm" svg:width="0.721cm" svg:height="0.416cm" draw:z-index="22"><draw:object xlink:href="./Object 24" xlink:type="simple" xlink:show="embed" xlink:actuate="onLoad"/><draw:image xlink:href="./ObjectReplacements/Object 24" xlink:type="simple" xlink:show="embed" xlink:actuate="onLoad"/><svg:desc>formula</svg:desc></draw:frame></text:span>.</text:p>
            </text:list-item>
            <text:list-item>
              <text:p text:style-name="_5f_Paragraphe_5f_avec_5f_Num_5f_Question"><text:span text:style-name="_5f_Caractères">Code en vert l'angle </text:span><text:span text:style-name="_5f_Caractères"><draw:frame draw:style-name="fr8" draw:name="Objet16" text:anchor-type="as-char" svg:y="-0.34cm" svg:width="0.681cm" svg:height="0.416cm" draw:z-index="23"><draw:object xlink:href="./Object 25" xlink:type="simple" xlink:show="embed" xlink:actuate="onLoad"/><draw:image xlink:href="./ObjectReplacements/Object 25" xlink:type="simple" xlink:show="embed" xlink:actuate="onLoad"/><svg:desc>formula</svg:desc></draw:frame></text:span>.</text:p>
            </text:list-item>
            <text:list-item>
              <text:p text:style-name="_5f_Paragraphe_5f_avec_5f_Num_5f_Question">Nomme les angles dont le sommet est L et un côté est [LU). 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</text:span>.</text:p>
      <text:list xml:id="list222052329570024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Nomme les angles dont le sommet est O et un côté est [OL). 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348" draw:display-name="Dashed (var) 10348" draw:style="rect" draw:dots1="1" draw:dots1-length="0.006cm" draw:dots2="1" draw:dots2-length="0.006cm" draw:distance="0.006cm"/>
    <draw:stroke-dash draw:name="Dashed_20__28_var_29__20_10349" draw:display-name="Dashed (var) 10349" draw:style="rect" draw:dots1="1" draw:dots1-length="0.006cm" draw:dots2="1" draw:dots2-length="0.006cm" draw:distance="0.006cm"/>
    <draw:stroke-dash draw:name="Dashed_20__28_var_29__20_10350" draw:display-name="Dashed (var) 10350" draw:style="rect" draw:dots1="1" draw:dots1-length="0.006cm" draw:dots2="1" draw:dots2-length="0.006cm" draw:distance="0.006cm"/>
    <draw:stroke-dash draw:name="Dashed_20__28_var_29__20_10351" draw:display-name="Dashed (var) 10351" draw:style="rect" draw:dots1="1" draw:dots1-length="0.006cm" draw:dots2="1" draw:dots2-length="0.006cm" draw:distance="0.006cm"/>
    <draw:stroke-dash draw:name="Dashed_20__28_var_29__20_10352" draw:display-name="Dashed (var) 10352" draw:style="rect" draw:dots1="1" draw:dots1-length="0.006cm" draw:dots2="1" draw:dots2-length="0.006cm" draw:distance="0.006cm"/>
    <draw:stroke-dash draw:name="Dashed_20__28_var_29__20_10353" draw:display-name="Dashed (var) 10353" draw:style="rect" draw:dots1="1" draw:dots1-length="0.006cm" draw:dots2="1" draw:dots2-length="0.006cm" draw:distance="0.006cm"/>
    <draw:stroke-dash draw:name="Dashed_20__28_var_29__20_10354" draw:display-name="Dashed (var) 10354" draw:style="rect" draw:dots1="1" draw:dots1-length="0.006cm" draw:dots2="1" draw:dots2-length="0.006cm" draw:distance="0.006cm"/>
    <draw:stroke-dash draw:name="Dashed_20__28_var_29__20_10355" draw:display-name="Dashed (var) 10355" draw:style="rect" draw:dots1="1" draw:dots1-length="0.006cm" draw:dots2="1" draw:dots2-length="0.006cm" draw:distance="0.006cm"/>
    <draw:stroke-dash draw:name="Dashed_20__28_var_29__20_10356" draw:display-name="Dashed (var) 10356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_20_G" style:display-name="Frame G" style:family="graphic" style:parent-style-name="Frame">
      <style:graphic-properties svg:width="4.098cm" fo:min-height="0.651cm" svg:x="0cm" svg:y="-0.42cm" fo:margin-left="0cm" fo:margin-right="0cm" fo:margin-top="0cm" fo:margin-bottom="0cm" style:vertical-pos="from-top" style:vertical-rel="paragraph" style:horizontal-pos="left" style:horizontal-rel="page-content" fo:background-color="transparent" draw:fill="none" draw:fill-color="#729fcf" fo:padding-left="0.101cm" fo:padding-right="0.101cm" fo:padding-top="0.049cm" fo:padding-bottom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6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 style:parent-style-name="Footer">
      <style:text-properties officeooo:paragraph-rsid="030c4d7d"/>
    </style:style>
    <style:style style:name="MP4" style:family="paragraph" style:parent-style-name="Footer">
      <style:text-properties officeooo:rsid="00178920" officeooo:paragraph-rsid="00178920"/>
    </style:style>
    <style:style style:name="MP5" style:family="paragraph" style:parent-style-name="Footer">
      <style:text-properties officeooo:paragraph-rsid="00c384cf"/>
    </style:style>
    <style:style style:name="MP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9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_5f_Header_20_G_20_page_20_paire_20__28_G_29_">
      <style:text-properties officeooo:paragraph-rsid="0334a5be"/>
    </style:style>
    <style:style style:name="MP12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1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4" style:family="paragraph" style:parent-style-name="Footer">
      <style:text-properties officeooo:paragraph-rsid="002aa84d"/>
    </style:style>
    <style:style style:name="MP15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16" style:family="paragraph">
      <loext:graphic-properties draw:fill="solid" draw:fill-color="#7fb241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1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2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MP21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2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25" style:family="paragraph" style:parent-style-name="Header">
      <style:paragraph-properties fo:text-align="start" style:justify-single-word="false"/>
      <style:text-properties officeooo:paragraph-rsid="0211dd7e"/>
    </style:style>
    <style:style style:name="MP26" style:family="paragraph" style:parent-style-name="Footer">
      <style:paragraph-properties fo:text-align="start" style:justify-single-word="false"/>
      <style:text-properties officeooo:paragraph-rsid="0211dd7e"/>
    </style:style>
    <style:style style:name="MP27" style:family="paragraph" style:parent-style-name="Footer">
      <style:text-properties officeooo:rsid="0242edd8" officeooo:paragraph-rsid="0242edd8"/>
    </style:style>
    <style:style style:name="MP2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29" style:family="paragraph" style:parent-style-name="Footer">
      <style:text-properties officeooo:paragraph-rsid="008d016c"/>
    </style:style>
    <style:style style:name="MP30" style:family="paragraph" style:parent-style-name="Header">
      <style:paragraph-properties fo:margin-left="0cm" fo:margin-right="0cm" fo:text-indent="0cm" style:auto-text-indent="false"/>
    </style:style>
    <style:style style:name="MP31" style:family="paragraph" style:parent-style-name="Footer">
      <style:text-properties officeooo:paragraph-rsid="010f7046"/>
    </style:style>
    <style:style style:name="MP32" style:family="paragraph" style:parent-style-name="Footer">
      <style:text-properties officeooo:paragraph-rsid="01120261"/>
    </style:style>
    <style:style style:name="MP33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34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3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37" style:family="paragraph" style:parent-style-name="_5f_Header_20_D_20_page_20_impaire_20__28_D_29_">
      <style:text-properties officeooo:paragraph-rsid="01a13e78"/>
    </style:style>
    <style:style style:name="MP38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3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0" style:family="paragraph" style:parent-style-name="Header">
      <style:paragraph-properties fo:text-align="center" style:justify-single-word="false"/>
      <style:text-properties officeooo:paragraph-rsid="00ab054e"/>
    </style:style>
    <style:style style:name="MP4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3" style:family="paragraph" style:parent-style-name="Footer">
      <style:paragraph-properties fo:text-align="end" style:justify-single-word="false"/>
      <style:text-properties officeooo:paragraph-rsid="00d4df5c"/>
    </style:style>
    <style:style style:name="MP44" style:family="paragraph" style:parent-style-name="Footer">
      <style:paragraph-properties fo:text-align="start" style:justify-single-word="false"/>
      <style:text-properties officeooo:paragraph-rsid="00d4df5c"/>
    </style:style>
    <style:style style:name="MP45" style:family="paragraph" style:parent-style-name="_5f_Header_20_G_20_page_20_impaire_20__28_D_29_">
      <style:text-properties officeooo:paragraph-rsid="01259ec2"/>
    </style:style>
    <style:style style:name="MP46" style:family="paragraph" style:parent-style-name="_5f_Header_20_G_20_page_20_paire_20__28_G_29_">
      <style:text-properties officeooo:paragraph-rsid="00eb2abc"/>
    </style:style>
    <style:style style:name="MP47" style:family="paragraph" style:parent-style-name="_5f_Footer_20_page_20_paire_20__28_G_29_">
      <style:text-properties fo:font-size="9pt" style:font-size-asian="9pt" style:font-size-complex="9pt"/>
    </style:style>
    <style:style style:name="MP48" style:family="paragraph" style:parent-style-name="_5f_Header_20_N_20_page_20_impaire_20__28_D_29_">
      <style:paragraph-properties fo:text-align="start" style:justify-single-word="false"/>
    </style:style>
    <style:style style:name="MP49" style:family="paragraph" style:parent-style-name="Footer">
      <style:text-properties officeooo:paragraph-rsid="00d4df5c"/>
    </style:style>
    <style:style style:name="MP5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51" style:family="paragraph">
      <loext:graphic-properties draw:fill="solid" draw:fill-color="#d7e12c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5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5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MP56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5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P58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5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MP60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6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MP6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MP64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6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67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68" style:family="paragraph" style:parent-style-name="Footer">
      <style:text-properties officeooo:paragraph-rsid="00863005"/>
    </style:style>
    <style:style style:name="MP6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7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7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73" style:family="paragraph" style:parent-style-name="_5f_Header_20_N_20_page_20_impaire_20__28_D_29_">
      <style:text-properties officeooo:rsid="0277791e" officeooo:paragraph-rsid="0277791e"/>
    </style:style>
    <style:style style:name="MP74" style:family="paragraph" style:parent-style-name="_5f_Header_20_N_20_page_20_impaire_20__28_D_29_">
      <style:text-properties officeooo:rsid="027aa87d" officeooo:paragraph-rsid="027aa87d"/>
    </style:style>
    <style:style style:name="M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M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MP79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1" style:family="paragraph" style:parent-style-name="_5f_Header_20_G_20_page_20_impaire_20__28_D_29_">
      <style:text-properties officeooo:paragraph-rsid="00c87b35"/>
    </style:style>
    <style:style style:name="MP82" style:family="paragraph" style:parent-style-name="Footer">
      <style:text-properties officeooo:paragraph-rsid="00a59a60"/>
    </style:style>
    <style:style style:name="MP83" style:family="paragraph" style:parent-style-name="Footer">
      <style:text-properties officeooo:paragraph-rsid="004274bc"/>
    </style:style>
    <style:style style:name="MP84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87" style:family="paragraph" style:parent-style-name="Footer">
      <style:text-properties officeooo:paragraph-rsid="00d8520c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89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9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91" style:family="paragraph" style:parent-style-name="Header">
      <style:paragraph-properties fo:text-align="start" style:justify-single-word="false"/>
      <style:text-properties officeooo:paragraph-rsid="0289fb01"/>
    </style:style>
    <style:style style:name="MP92" style:family="paragraph" style:parent-style-name="Header">
      <style:paragraph-properties fo:text-align="center" style:justify-single-word="false"/>
      <style:text-properties officeooo:paragraph-rsid="00c10aa6"/>
    </style:style>
    <style:style style:name="MP93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MT2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MT3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MT4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7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9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1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12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MT1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4" style:family="text">
      <style:text-properties officeooo:rsid="031de01f"/>
    </style:style>
    <style:style style:name="MT15" style:family="text">
      <style:text-properties officeooo:rsid="0334a5be"/>
    </style:style>
    <style:style style:name="MT16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MT17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8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9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MT2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21" style:family="text">
      <style:text-properties officeooo:rsid="005a3fa8"/>
    </style:style>
    <style:style style:name="MT2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3" style:family="text">
      <style:text-properties officeooo:rsid="00415f3a"/>
    </style:style>
    <style:style style:name="MT24" style:family="text">
      <style:text-properties officeooo:rsid="00386ebd"/>
    </style:style>
    <style:style style:name="MT25" style:family="text">
      <style:text-properties officeooo:rsid="008d016c"/>
    </style:style>
    <style:style style:name="MT26" style:family="text">
      <style:text-properties officeooo:rsid="01fe03f2"/>
    </style:style>
    <style:style style:name="MT27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28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29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3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31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32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33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34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35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36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37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38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39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40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41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42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44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45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46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4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48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49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51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5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5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54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MT55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MT5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57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MT58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59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60" style:family="text">
      <style:text-properties officeooo:rsid="010c4d3a"/>
    </style:style>
    <style:style style:name="MT61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62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63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64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65" style:family="text">
      <style:text-properties fo:font-variant="small-caps" fo:color="#9d0f89" loext:opacity="100%" style:font-name="Bitstream Vera Sans" fo:font-size="16pt" fo:font-weight="bold" officeooo:rsid="01a13e78"/>
    </style:style>
    <style:style style:name="MT66" style:family="text">
      <style:text-properties officeooo:rsid="00b6801f"/>
    </style:style>
    <style:style style:name="MT67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8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69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71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2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73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74" style:family="text">
      <style:text-properties fo:font-size="16pt" style:font-size-asian="16pt" style:font-size-complex="16pt"/>
    </style:style>
    <style:style style:name="MT75" style:family="text"/>
    <style:style style:name="MT7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77" style:family="text">
      <style:text-properties officeooo:rsid="01f8729d"/>
    </style:style>
    <style:style style:name="MT78" style:family="text">
      <style:text-properties officeooo:rsid="01b6dc57"/>
    </style:style>
    <style:style style:name="MT79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82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83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84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85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86" style:family="text">
      <style:text-properties officeooo:rsid="00b5d2d1"/>
    </style:style>
    <style:style style:name="MT87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88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89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92" style:family="text">
      <style:text-properties officeooo:rsid="015f088a"/>
    </style:style>
    <style:style style:name="MT93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95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96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97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MT99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MT100" style:family="text">
      <style:text-properties officeooo:rsid="0160d7ef"/>
    </style:style>
    <style:style style:name="MT101" style:family="text">
      <style:text-properties officeooo:rsid="02735980"/>
    </style:style>
    <style:style style:name="MT102" style:family="text">
      <style:text-properties officeooo:rsid="02757f12"/>
    </style:style>
    <style:style style:name="MT103" style:family="text">
      <style:text-properties officeooo:rsid="0272f9e5"/>
    </style:style>
    <style:style style:name="MT104" style:family="text">
      <style:text-properties officeooo:rsid="026ec296"/>
    </style:style>
    <style:style style:name="MT105" style:family="text">
      <style:text-properties officeooo:rsid="0268e0aa"/>
    </style:style>
    <style:style style:name="MT106" style:family="text">
      <style:text-properties officeooo:rsid="0072f07f"/>
    </style:style>
    <style:style style:name="MT107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08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MT10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110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11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MT112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113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15" style:family="text">
      <style:text-properties officeooo:rsid="014407b5"/>
    </style:style>
    <style:style style:name="MT116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MT117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18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1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20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MT121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22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24" style:family="text">
      <style:text-properties officeooo:rsid="00a59a60"/>
    </style:style>
    <style:style style:name="MT125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5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9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40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41" style:family="text">
      <style:text-properties officeooo:rsid="009e3fdd"/>
    </style:style>
    <style:style style:name="MT142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43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45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4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4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49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50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90" draw:name="Shape3_34" draw:style-name="Mgr1" draw:text-style-name="MP1" svg:x1="15.448cm" svg:y1="0.365cm" svg:x2="20.496cm" svg:y2="0.36cm"><text:p/></draw:line><text:span text:style-name="MT1">Angles</text:span><text:span text:style-name="MT2"> : </text:span><text:span text:style-name="MT3">Calculer des mesures d’angle</text:span></text:p>
      </style:header>
      <style:header-left>
        <text:p text:style-name="_5f_Header_20_G_20_page_20_paire_20__28_G_29_"><draw:line text:anchor-type="paragraph" draw:z-index="91" draw:name="Shape3_36" draw:style-name="Mgr1" draw:text-style-name="MP1" svg:x1="15.448cm" svg:y1="0.365cm" svg:x2="20.496cm" svg:y2="0.36cm"><text:p/></draw:line><text:span text:style-name="MT1">Angles : </text:span><text:span text:style-name="MT3">Calculer des mesures d’angle</text:span></text:p>
      </style:header-left>
      <style:footer>
        <text:h text:style-name="_5f_Footer_20_page_20_paire_20__28_G_29_" text:outline-level="1"><draw:frame draw:style-name="Mfr1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4">Angles : </text:span><text:span text:style-name="MT5">Mesurer un angle</text:span></text:p></draw:text-box></draw:frame><draw:frame draw:style-name="Mfr3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4">Angles : </text:span><text:span text:style-name="MT6">Calculer des </text:span><text:span text:style-name="MT7">Mesure</text:span><text:span text:style-name="MT6">s</text:span><text:span text:style-name="MT7"> un angle</text:span></text:p></draw:text-box></draw:frame></text:h>
      </style:footer>
      <style:footer-left>
        <text:h text:style-name="_5f_Footer_20_page_20_impaire_20__28_D_29_" text:outline-level="1"><draw:frame draw:style-name="Mfr3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4">Angles : </text:span><text:span text:style-name="MT8">Calculer des mesures d’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92" draw:name="Shape4_180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93" draw:name="Shape4_188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94" draw:name="Shape4_187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95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96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4">Angles : </text:span><text:span text:style-name="MT5">Mesurer un angle</text:span></text:p></draw:text-box></draw:frame><draw:frame draw:style-name="Mfr3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4">Angles : </text:span><text:span text:style-name="MT7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4">Angles : </text:span><text:span text:style-name="MT5">Mesurer un 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_5f_Header_20_G_20_page_20_paire_20__28_G_29_"><draw:line text:anchor-type="paragraph" draw:z-index="98" draw:name="Shape3_30" draw:style-name="Mgr1" draw:text-style-name="MP1" svg:x1="11.435cm" svg:y1="0.388cm" svg:x2="20.496cm" svg:y2="0.36cm"><text:p/></draw:line><text:span text:style-name="MT12">Angles</text:span> : <text:span text:style-name="MT12">Mesurer un angle</text:span></text:p>
      </style:header-left>
      <style:footer>
        <text:p text:style-name="MP4"><draw:frame draw:style-name="Mfr3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97" draw:name="Shape4_176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3">Angles </text:span><text:span text:style-name="MT11">: </text:span><text:span text:style-name="MT13">Mesurer un 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104" draw:name="Shape3_35" draw:style-name="Mgr1" draw:text-style-name="MP1" svg:x1="9.073cm" svg:y1="0.358cm" svg:x2="20.496cm" svg:y2="0.36cm"><text:p/></draw:line>Nommer <text:span text:style-name="MT14">des</text:span> angle<text:span text:style-name="MT14">s</text:span></text:p>
      </style:header>
      <style:footer>
        <text:p text:style-name="MP8"><draw:frame draw:style-name="Mfr3" draw:name="Frame7111111211" text:anchor-type="paragraph" svg:y="-0.06cm" draw:z-index="102"><draw:text-box fo:min-height="0.499cm" fo:min-width="7.096cm"><draw:frame draw:style-name="Mfr2" draw:name="Frame811111121" text:anchor-type="frame" svg:x="0.45cm" svg:y="0.079cm" svg:width="0.817cm" draw:z-index="103"><draw:text-box fo:min-height="0.355cm"><text:p text:style-name="MP2"><text:page-number text:select-page="current">233</text:page-number></text:p></draw:text-box></draw:frame><text:p text:style-name="MP9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4"><draw:frame draw:style-name="Mfr3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99" draw:name="Shape4_184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100" draw:name="Shape4_186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1" draw:name="Shape4_185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106" draw:name="Shape3_7" draw:style-name="Mgr1" draw:text-style-name="MP1" svg:x1="15.12cm" svg:y1="0.36cm" svg:x2="20.496cm" svg:y2="0.36cm"><text:p/></draw:line><text:s/><text:span text:style-name="MT15">Angles : </text:span>Angles : <text:span text:style-name="MT16">Comprendre la notion d’angle</text:span></text:p>
      </style:header>
      <style:header-left>
        <text:p text:style-name="MP10"><draw:line text:anchor-type="paragraph" draw:z-index="107" draw:name="Shape3_29" draw:style-name="Mgr1" draw:text-style-name="MP1" svg:x1="15.12cm" svg:y1="0.36cm" svg:x2="20.496cm" svg:y2="0.36cm"><text:p/></draw:line>Angles : <text:span text:style-name="MT16">Comprendre la notion d’angle</text:span></text:p>
      </style:header-left>
      <style:footer>
        <text:h text:style-name="_5f_Footer_20_page_20_paire_20__28_G_29_" text:outline-level="1"><draw:frame draw:style-name="Mfr1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4">Angles : </text:span><text:span text:style-name="MT5">Mesurer un angle</text:span></text:p></draw:text-box></draw:frame><draw:frame draw:style-name="Mfr3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4">Angles : </text:span><text:span text:style-name="MT17">Comprendre la notion d’angle</text:span></text:h></draw:text-box></draw:frame></text:h>
      </style:footer>
      <style:footer-left>
        <text:h text:style-name="_5f_Footer_20_page_20_impaire_20__28_D_29_" text:outline-level="1"><draw:frame draw:style-name="Mfr3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<text:span text:style-name="MT4">Angles : </text:span><text:span text:style-name="MT18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11"><draw:line text:anchor-type="paragraph" draw:z-index="105" draw:name="Shape3_33" draw:style-name="Mgr1" draw:text-style-name="MP1" svg:x1="15.12cm" svg:y1="0.36cm" svg:x2="20.496cm" svg:y2="0.36cm"><text:p/></draw:line><text:s/><text:span text:style-name="MT19">Angles</text:span> : <text:span text:style-name="MT16">Comprendre la notion d’angle</text:span></text:p>
      </style:header>
      <style:footer>
        <text:p text:style-name="MP4"><draw:frame draw:style-name="Mfr3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/text:p>
      </style:footer>
      <style:footer-left>
        <text:p text:style-name="MP4"><draw:frame draw:style-name="Mfr3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20">Angles</text:span><text:span text:style-name="MT11"> : </text:span><text:span text:style-name="MT20">Comprendre la notion d’angle</text:span></text:p></draw:text-box></draw:frame></text:p>
      </style:footer-left>
    </style:master-page>
    <style:master-page style:name="_33__5f_1_5f_SERIE_5f_M_5f_GAUCHE_5f_ET_5f_DROITE_5f_2COL" style:display-name="3_1_SERIE_M_GAUCHE_ET_DROITE_2COL" style:page-layout-name="Mpm12" draw:style-name="Mdp1">
      <style:header>
        <text:p text:style-name="MP12">Volumes : Volumes par comptage</text:p>
      </style:header>
      <style:footer>
        <text:p text:style-name="MP4"><draw:frame draw:style-name="Mfr3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205" draw:name="Shape4_179" draw:style-name="Mgr2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/><text:span text:style-name="MT2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3" draw:style-name="Mdp1">
      <style:header>
        <text:p text:style-name="MP15"><draw:line text:anchor-type="paragraph" draw:z-index="198" draw:name="Shape7_8" draw:style-name="Mgr6" draw:text-style-name="MP1" svg:x1="9.042cm" svg:y1="0.36cm" svg:x2="20.461cm" svg:y2="0.36cm"><text:p/></draw:line><draw:path text:anchor-type="paragraph" draw:z-index="199" draw:name="Shape5_1" draw:style-name="Mgr7" draw:text-style-name="MP16" svg:width="4.329cm" svg:height="2.24cm" svg:x="-1.499cm" svg:y="-1cm" svg:viewBox="0 0 4330 2241" svg:d="M0 2241l3984-288c209-15 363-168 345-342l-170-1611h-4159z"><text:p/></draw:path><draw:frame text:anchor-type="paragraph" draw:z-index="200" draw:name="Shape6_2" draw:style-name="Mgr8" draw:text-style-name="MP17" svg:width="2.703cm" svg:height="0.715cm" draw:transform="rotate (0.0872664625997165) translate (-0.172861111111111cm 0.218722222222222cm)"><draw:text-box><text:p text:style-name="MP1"><text:span text:style-name="MT22">Série 1</text:span></text:p></draw:text-box></draw:frame>T<text:span text:style-name="MT23">itre de la série</text:span></text:p>
      </style:header>
      <style:header-left>
        <text:p text:style-name="MP15"><draw:line text:anchor-type="paragraph" draw:z-index="202" draw:name="Shape7_9" draw:style-name="Mgr6" draw:text-style-name="MP1" svg:x1="9.042cm" svg:y1="0.36cm" svg:x2="20.461cm" svg:y2="0.36cm"><text:p/></draw:line><draw:path text:anchor-type="paragraph" draw:z-index="203" draw:name="Shape5_2" draw:style-name="Mgr7" draw:text-style-name="MP16" svg:width="4.329cm" svg:height="2.24cm" svg:x="-1.499cm" svg:y="-1cm" svg:viewBox="0 0 4330 2241" svg:d="M0 2241l3984-288c209-15 363-168 345-342l-170-1611h-4159z"><text:p/></draw:path><draw:frame text:anchor-type="paragraph" draw:z-index="204" draw:name="Shape6_5" draw:style-name="Mgr8" draw:text-style-name="MP17" svg:width="2.703cm" svg:height="0.715cm" draw:transform="rotate (0.0872664625997165) translate (-0.172861111111111cm 0.218722222222222cm)"><draw:text-box><text:p text:style-name="MP1"><text:span text:style-name="MT22">Série 1</text:span></text:p></draw:text-box></draw:frame>T<text:span text:style-name="MT23">itre de la série</text:span></text:p>
      </style:header-left>
      <style:footer>
        <text:p text:style-name="MP4"><draw:frame draw:style-name="Mfr3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201" draw:name="Shape8_5" draw:style-name="Mgr2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24">Angles</text:span> • <text:span text:style-name="MT2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18"><text:span text:style-name="MT25"><text:s text:c="15"/>A</text:span>ires : Aires de triangles</text:p>
      </style:header>
      <style:footer>
        <text:p text:style-name="MP8"><draw:frame draw:style-name="Mfr3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97" draw:name="Shape4_178" draw:style-name="Mgr2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4"><draw:frame draw:style-name="Mfr3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194" draw:name="Shape4_181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195" draw:name="Shape4_182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196" draw:name="Shape4_183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20"><text:span text:style-name="MT25"><text:s text:c="15"/>A</text:span>ires : Calculer une aire</text:p>
      </style:header>
      <style:footer>
        <text:p text:style-name="MP8"><draw:frame draw:style-name="Mfr3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165" draw:name="Shape4_161" draw:style-name="Mgr2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4"><draw:frame draw:style-name="Mfr3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166" draw:name="Shape4_159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167" draw:name="Shape4_160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168" draw:name="Shape4_158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26">Aires </text:span>: <text:span text:style-name="MT26">problèmes <text:s text:c="4"/></text:span></text:h>
      </style:footer>
      <style:footer-left>
        <text:p text:style-name="MP22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23"><text:span text:style-name="MT25"><text:s text:c="15"/>A</text:span>ires : Aire et unité</text:p>
      </style:header>
      <style:header-left>
        <text:p text:style-name="MP23"><text:span text:style-name="MT25"><text:s text:c="15"/>A</text:span>ires : Aire et unité</text:p>
      </style:header-left>
      <style:footer>
        <text:p text:style-name="MP8"><draw:frame draw:style-name="Mfr3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236" draw:name="Shape4_157" draw:style-name="Mgr2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237" draw:name="Shape4_100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238" draw:name="Shape4_155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241" draw:name="Shape4_156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25"><text:span text:style-name="MT27">Conversions d’unités : </text:span><text:span text:style-name="MT28">Problèmes</text:span></text:p>
      </style:header>
      <style:header-left>
        <text:p text:style-name="MP25"><text:span text:style-name="MT27">Conversions d’unités : </text:span><text:span text:style-name="MT28">Problèmes</text:span></text:p>
      </style:header-left>
      <style:footer>
        <text:p text:style-name="MP8"><draw:frame draw:style-name="Mfr3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29">Conversions d’unités : </text:span><text:span text:style-name="MT30">problèmes</text:span></text:p></draw:text-box></draw:frame><draw:g text:anchor-type="paragraph" draw:z-index="242" draw:name="Shape4_6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text:span text:style-name="MT31">Conversions d’unités : </text:span><text:span text:style-name="MT30">problèmes</text:span></text:p></draw:text-box></draw:frame><draw:g text:anchor-type="paragraph" draw:z-index="243" draw:name="Shape4_142" draw:style-name="Mgr2"><draw:path draw:style-name="Mgr3" draw:text-style-name="MP6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32">Conversions d’unités : </text:span><text:span text:style-name="MT28">Problèmes</text:span></text:p>
      </style:header>
      <style:header-left>
        <text:p text:style-name="_5f_Header_20_N_20_page_20_paire_20__28_G_29_"><text:s/><text:span text:style-name="MT32">Conversions d’unités : </text:span><text:span text:style-name="MT28">Problèmes</text:span></text:p>
      </style:header-left>
      <style:footer>
        <text:p text:style-name="MP4"><draw:frame draw:style-name="Mfr3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29">Conversions d’unités : </text:span><text:span text:style-name="MT30">problèmes</text:span></text:p></draw:text-box></draw:frame><draw:g text:anchor-type="paragraph" draw:z-index="244" draw:name="Shape4_147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33">Conversions d’unités </text:span><text:span text:style-name="MT11">: </text:span><text:span text:style-name="MT33">problèmes</text:span></text:p></draw:text-box></draw:frame><draw:g text:anchor-type="paragraph" draw:z-index="245" draw:name="Shape4_63" draw:style-name="Mgr2"><draw:path draw:style-name="Mgr3" draw:text-style-name="MP6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27">Conversions d’unités : </text:span><text:span text:style-name="MT34">Aires</text:span></text:p>
      </style:header>
      <style:header-left>
        <text:p text:style-name="_5f_Header_20_N_20_page_20_paire_20__28_G_29_"><text:span text:style-name="MT27">Conversions d’unités : </text:span><text:span text:style-name="MT34">Aires</text:span></text:p>
      </style:header-left>
      <style:footer>
        <text:p text:style-name="MP8"><draw:frame draw:style-name="Mfr3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29">Conversions d’unités : </text:span><text:span text:style-name="MT35">Aires</text:span></text:h></draw:text-box></draw:frame><draw:g text:anchor-type="paragraph" draw:z-index="246" draw:name="Shape4_146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32">Conversions d’unités : </text:span><text:span text:style-name="MT34">Aires</text:span></text:p>
      </style:header>
      <style:header-left>
        <text:p text:style-name="Header"><text:s/><text:span text:style-name="MT32">Conversions d’unités : </text:span><text:span text:style-name="MT34">Aires</text:span></text:p>
      </style:header-left>
      <style:footer>
        <text:p text:style-name="MP4"><draw:frame draw:style-name="Mfr3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29">Conversions d’unités : </text:span><text:span text:style-name="MT35">aires</text:span></text:p></draw:text-box></draw:frame><draw:g text:anchor-type="paragraph" draw:z-index="249" draw:name="Shape4_5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250" draw:name="Shape4_153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2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27">Conversions d’unités : </text:span><text:span text:style-name="MT36">Vitesse</text:span></text:p>
      </style:header>
      <style:header-left>
        <text:p text:style-name="_5f_Header_20_N_20_page_20_impaire_20__28_D_29_"><text:span text:style-name="MT27">Conversions d’unités : </text:span><text:span text:style-name="MT36">Vitesse</text:span></text:p>
      </style:header-left>
      <style:footer>
        <text:p text:style-name="MP8"><draw:frame draw:style-name="Mfr3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29">Conversions d’unités : </text:span><text:span text:style-name="MT37">vitesse</text:span><text:span text:style-name="MT11"> </text:span></text:p></draw:text-box></draw:frame><draw:g text:anchor-type="paragraph" draw:z-index="252" draw:name="Shape4_140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253" draw:name="Shape4_4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31">Conversions d’unités : </text:span><text:span text:style-name="MT37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32">Conversions d’unités : </text:span><text:span text:style-name="MT38">Temps et durées</text:span></text:p>
      </style:header>
      <style:header-left>
        <text:p text:style-name="_5f_Header_20_N_20_page_20_impaire_20__28_D_29_"><text:s/><text:span text:style-name="MT32">Conversions d’unités : </text:span><text:span text:style-name="MT38">Temps et durées</text:span></text:p>
      </style:header-left>
      <style:footer>
        <text:p text:style-name="MP4"><draw:frame draw:style-name="Mfr3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29">Conversions d’unités : </text:span><text:span text:style-name="MT39">Temps et </text:span><text:span text:style-name="MT40">Durée</text:span><text:span text:style-name="MT11"> </text:span></text:p></draw:text-box></draw:frame><draw:g text:anchor-type="paragraph" draw:z-index="254" draw:name="Shape4_137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256" draw:name="Shape4_143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257" draw:name="Shape4_144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27">Conversions d’unités : </text:span><text:span text:style-name="MT41">Temps et d</text:span><text:span text:style-name="MT42">urées</text:span></text:p>
      </style:header>
      <style:header-left>
        <text:p text:style-name="_5f_Header_20_N_20_page_20_impaire_20__28_D_29_"><text:span text:style-name="MT27">Conversions d’unités : </text:span><text:span text:style-name="MT41">Temps et d</text:span><text:span text:style-name="MT42">urées</text:span></text:p>
      </style:header-left>
      <style:footer>
        <text:p text:style-name="MP8"><draw:frame draw:style-name="Mfr3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29">Conversions d’unités : </text:span><text:span text:style-name="MT43">temps et </text:span><text:span text:style-name="MT44">durées</text:span><text:span text:style-name="MT11"> </text:span></text:p></draw:text-box></draw:frame><draw:g text:anchor-type="paragraph" draw:z-index="258" draw:name="Shape4_132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259" draw:name="Shape4_141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31">Conversions d’unités : </text:span><text:span text:style-name="MT43">temps et </text:span><text:span text:style-name="MT44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32">Conversions d’unités : </text:span><text:span text:style-name="MT41">Temps et d</text:span><text:span text:style-name="MT42">urées</text:span></text:p>
      </style:header>
      <style:header-left>
        <text:p text:style-name="Header"><text:s/><text:span text:style-name="MT32">Conversions d’unités : </text:span><text:span text:style-name="MT41">Temps et d</text:span><text:span text:style-name="MT42">urées</text:span></text:p>
      </style:header-left>
      <style:footer>
        <text:p text:style-name="MP4"><draw:frame draw:style-name="Mfr3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29">Conversions d’unités : </text:span><text:span text:style-name="MT43">temps et </text:span><text:span text:style-name="MT44">durées</text:span><text:span text:style-name="MT11"> </text:span></text:p></draw:text-box></draw:frame><draw:g text:anchor-type="paragraph" draw:z-index="260" draw:name="Shape4_131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261" draw:name="Shape4_138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139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27">Conversions d’unités : </text:span><text:span text:style-name="MT45">Capacités</text:span></text:p>
      </style:header>
      <style:header-left>
        <text:p text:style-name="_5f_Header_20_N_20_page_20_impaire_20__28_D_29_"><text:span text:style-name="MT27">Conversions d’unités : </text:span><text:span text:style-name="MT45">Capacités</text:span></text:p>
      </style:header-left>
      <style:footer>
        <text:p text:style-name="MP8"><draw:frame draw:style-name="Mfr3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29">Conversions d’unités : </text:span><text:span text:style-name="MT46">Capacités</text:span><text:span text:style-name="MT11"> </text:span></text:p></draw:text-box></draw:frame><draw:g text:anchor-type="paragraph" draw:z-index="263" draw:name="Shape4_148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32">Conversions d’unités : </text:span><text:span text:style-name="MT45">Capacités</text:span></text:p>
      </style:header>
      <style:header-left>
        <text:p text:style-name="Header"><text:s/><text:span text:style-name="MT32">Conversions d’unités : </text:span><text:span text:style-name="MT45">Capacités</text:span></text:p>
      </style:header-left>
      <style:footer>
        <text:p text:style-name="MP4"><draw:frame draw:style-name="Mfr3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29">Conversions d’unités : </text:span><text:span text:style-name="MT47">capacités</text:span><text:span text:style-name="MT11"> </text:span></text:p></draw:text-box></draw:frame><draw:g text:anchor-type="paragraph" draw:z-index="264" draw:name="Shape4_136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265" draw:name="Shape4_134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6" draw:name="Shape4_135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48"><text:s/></text:span><text:span text:style-name="MT32">Conversions d’unités : </text:span><text:span text:style-name="MT48">masses</text:span></text:p>
      </style:header>
      <style:header-left>
        <text:p text:style-name="_5f_Header_20_N_20_page_20_impaire_20__28_D_29_"><text:span text:style-name="MT48"><text:s/></text:span><text:span text:style-name="MT32">Conversions d’unités : </text:span><text:span text:style-name="MT48">masses</text:span></text:p>
      </style:header-left>
      <style:footer>
        <text:p text:style-name="MP27"><draw:frame draw:style-name="Mfr3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29">Conversions d’unités : </text:span><text:span text:style-name="MT49">Masses</text:span><text:span text:style-name="MT11"> </text:span></text:p></draw:text-box></draw:frame><draw:g text:anchor-type="paragraph" draw:z-index="267" draw:name="Shape4_128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draw:g text:anchor-type="paragraph" draw:z-index="268" draw:name="Shape4_126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8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269" draw:name="Shape4_3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31">Conversions d’unités : </text:span><text:span text:style-name="MT50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32">Conversions d’unités : </text:span><text:span text:style-name="MT48">masses</text:span></text:p>
      </style:header>
      <style:header-left>
        <text:p text:style-name="_5f_Header_20_N_20_page_20_impaire_20__28_D_29_"><text:s/><text:span text:style-name="MT32">Conversions d’unités : </text:span><text:span text:style-name="MT48">masses</text:span></text:p>
      </style:header-left>
      <style:footer>
        <text:p text:style-name="MP4"><draw:frame draw:style-name="Mfr3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29">Conversions d’unités : </text:span><text:span text:style-name="MT51">masses</text:span><text:span text:style-name="MT11"> </text:span></text:p></draw:text-box></draw:frame><draw:g text:anchor-type="paragraph" draw:z-index="270" draw:name="Shape4_123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271" draw:name="Shape4_129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130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28"><draw:frame draw:style-name="Mfr1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280" draw:name="Shape4_109" draw:style-name="Mgr2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52">Périmètre : </text:span><text:span text:style-name="MT53">Problèmes</text:span></text:p></draw:text-box></draw:frame></text:p>
      </style:footer>
      <style:footer-left>
        <text:p text:style-name="MP28"><draw:frame draw:style-name="Mfr1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9"><text:span text:style-name="MT52">Périmètre : </text:span><text:span text:style-name="MT53">Problèmes</text:span></text:p></draw:text-box></draw:frame><draw:g text:anchor-type="paragraph" draw:z-index="281" draw:name="Shape4_122" draw:style-name="Mgr2"><draw:path draw:style-name="Mgr5" draw:text-style-name="MP13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282" draw:name="Shape4_108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283" draw:name="Shape4_120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121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85" draw:name="Shape3_16" draw:style-name="Mgr6" draw:text-style-name="MP1" svg:x1="12.726cm" svg:y1="0.399cm" svg:x2="20.496cm" svg:y2="0.36cm"><text:p/></draw:line><text:span text:style-name="MT54">Périmètre</text:span> : <text:span text:style-name="MT55">Périmètres et unités</text:span></text:p>
      </style:header>
      <style:header-left>
        <text:p text:style-name="MP30"><draw:line text:anchor-type="paragraph" draw:z-index="287" draw:name="Shape3_17" draw:style-name="Mgr6" draw:text-style-name="MP1" svg:x1="16.083cm" svg:y1="0.383cm" svg:x2="20.496cm" svg:y2="0.36cm"><text:p/></draw:line><text:span text:style-name="MT54">Périmètre</text:span> : <text:span text:style-name="MT55">Périmètres et unités</text:span></text:p>
      </style:header-left>
      <style:footer>
        <text:p text:style-name="MP8"><draw:frame draw:style-name="Mfr3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286" draw:name="Shape4_107" draw:style-name="Mgr2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2">Périmètre <text:s/>: </text:span><text:span text:style-name="MT56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288" draw:name="Shape4_12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289" draw:name="Shape4_263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265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91" draw:name="Shape3_11" draw:style-name="Mgr6" draw:text-style-name="MP1" svg:x1="12.45cm" svg:y1="0.362cm" svg:x2="20.497cm" svg:y2="0.36cm"><text:p/></draw:line><text:span text:style-name="MT54">Périmètre</text:span> : <text:span text:style-name="MT57">Mesurer, reporter</text:span></text:p>
      </style:header>
      <style:header-left>
        <text:p text:style-name="_5f_Header_20_M_20_page_20_impaire_20__28_D_29_"><draw:line text:anchor-type="paragraph" draw:z-index="293" draw:name="Shape3_20" draw:style-name="Mgr6" draw:text-style-name="MP1" svg:x1="12.45cm" svg:y1="0.362cm" svg:x2="20.497cm" svg:y2="0.36cm"><text:p/></draw:line><text:span text:style-name="MT54">Périmètre</text:span> : <text:span text:style-name="MT57">Mesurer, reporter</text:span></text:p>
      </style:header-left>
      <style:footer>
        <text:p text:style-name="MP8"><draw:frame draw:style-name="Mfr3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292" draw:name="Shape4_113" draw:style-name="Mgr2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52">Périmètre : </text:span><text:span text:style-name="MT58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294" draw:name="Shape4_18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295" draw:name="Shape4_114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115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54">Périmètre</text:span> : <text:span text:style-name="MT54">Calculs sur une figure</text:span></text:p>
      </style:header>
      <style:header-left>
        <text:p text:style-name="_5f_Header_20_M_20_page_20_paire_20__28_G_29_"><text:span text:style-name="MT54">Périmètre</text:span> : <text:span text:style-name="MT54">Calculs sur une figure</text:span></text:p>
      </style:header-left>
      <style:footer>
        <text:p text:style-name="MP8"><draw:frame draw:style-name="Mfr3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297" draw:name="Shape4_94" draw:style-name="Mgr2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1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298" draw:name="Shape4_95" draw:style-name="Mgr2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99" draw:name="Shape4_96" draw:style-name="Mgr2"><draw:path draw:style-name="Mgr5" draw:text-style-name="MP13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300" draw:name="Shape4_93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301" draw:name="Shape4_102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302" draw:name="Shape4_101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59">Proportionnalité et pourcentage</text:span><text:span text:style-name="MT60"> </text:span>: <text:span text:style-name="MT61">Pourcentages</text:span> </text:p>
      </style:header>
      <style:header-left>
        <text:p text:style-name="_5f_Header_20_D_20_page_20_impaire_20__28_D_29_"><text:span text:style-name="MT59">Proportionnalité et pourcentage</text:span><text:span text:style-name="MT60"> </text:span>: <text:span text:style-name="MT61">Pourcentages</text:span> </text:p>
      </style:header-left>
      <style:footer>
        <text:p text:style-name="MP8"><draw:frame draw:style-name="Mfr3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303" draw:name="Shape4_98" draw:style-name="Mgr2"><draw:path draw:style-name="Mgr4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62">Proportionnalité et pourcentage : </text:span><text:span text:style-name="MT63">pourcentages</text:span></text:p></draw:text-box></draw:frame></text:p>
      </style:footer>
      <style:footer-left>
        <text:p text:style-name="MP4"><draw:frame draw:style-name="Mfr3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2"><text:span text:style-name="MT64">Proportionnalité et pourcentages : </text:span><text:span text:style-name="MT63">pourcentages</text:span></text:p></draw:text-box></draw:frame><draw:g text:anchor-type="paragraph" draw:z-index="304" draw:name="Shape4_112" draw:style-name="Mgr2"><draw:path draw:style-name="Mgr4" draw:text-style-name="MP7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59">Proportionnalité et pourcentages</text:span><text:span text:style-name="MT60"> </text:span>: <text:span text:style-name="MT59">proportionnalité</text:span> </text:p>
        <text:p text:style-name="MP33"/>
      </style:header>
      <style:header-left>
        <text:p text:style-name="Header"><text:span text:style-name="MT59">Proportionnalité et pourcentages</text:span><text:span text:style-name="MT60"> </text:span>: <text:span text:style-name="MT59">proportionnalité</text:span> </text:p>
        <text:p text:style-name="MP33"/>
      </style:header-left>
      <style:footer>
        <text:p text:style-name="MP4"><draw:frame draw:style-name="Mfr3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Proportionnalité et pourcentages : proportionalité</text:p></draw:text-box></draw:frame><draw:g text:anchor-type="paragraph" draw:z-index="305" draw:name="Shape4_23" draw:style-name="Mgr2"><draw:path draw:style-name="Mgr9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6">: </text:p></draw:text-box></draw:frame><draw:g text:anchor-type="paragraph" draw:z-index="306" draw:name="Shape4_99" draw:style-name="Mgr2"><draw:path draw:style-name="Mgr9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65">Utiliser des données</text:span> : <text:span text:style-name="MT65">Organiser</text:span> </text:p>
      </style:header>
      <style:header-left>
        <text:p text:style-name="MP37"><text:span text:style-name="MT65">Utiliser des données</text:span> : <text:span text:style-name="MT65">Organiser</text:span> </text:p>
      </style:header-left>
      <style:footer>
        <text:p text:style-name="MP8"><draw:frame draw:style-name="Mfr3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317" draw:name="Shape4_7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66">R</text:span>epères du plan : se repérer</text:p></draw:text-box></draw:frame></text:p>
      </style:footer>
      <style:footer-left>
        <text:p text:style-name="MP4"><draw:frame draw:style-name="Mfr3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318" draw:name="Shape4_72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66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60">Utilis</text:span><text:span text:style-name="MT67">er des</text:span><text:span text:style-name="MT60"> données </text:span>: <text:span text:style-name="MT68">Organiser</text:span> </text:p>
      </style:header>
      <style:header-left>
        <text:p text:style-name="_5f_Header_20_D_20_page_20_paire_20__28_G_29_"><text:s/><text:span text:style-name="MT60">Utilis</text:span><text:span text:style-name="MT67">er des</text:span><text:span text:style-name="MT60"> données </text:span>: <text:span text:style-name="MT68">Organiser</text:span> </text:p>
      </style:header-left>
      <style:footer>
        <text:p text:style-name="MP4"><draw:frame draw:style-name="Mfr3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69">Utilis</text:span><text:span text:style-name="MT70">er</text:span><text:span text:style-name="MT69"> de</text:span><text:span text:style-name="MT70">s</text:span><text:span text:style-name="MT69"> données</text:span><text:span text:style-name="MT11"> : </text:span><text:span text:style-name="MT71">Organiser</text:span><text:span text:style-name="MT11"> </text:span></text:p></draw:text-box></draw:frame><draw:g text:anchor-type="paragraph" draw:z-index="319" draw:name="Shape4_74" draw:style-name="Mgr2"><draw:path draw:style-name="Mgr4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69">Utilis</text:span><text:span text:style-name="MT70">er</text:span><text:span text:style-name="MT69"> de</text:span><text:span text:style-name="MT70">s</text:span><text:span text:style-name="MT69"> données</text:span><text:span text:style-name="MT11"> : </text:span><text:span text:style-name="MT71">Organiser</text:span><text:span text:style-name="MT11"> </text:span></text:p></draw:text-box></draw:frame><draw:g text:anchor-type="paragraph" draw:z-index="320" draw:name="Shape4_75" draw:style-name="Mgr2"><draw:path draw:style-name="Mgr4" draw:text-style-name="MP39" svg:width="0.855cm" svg:height="1.172cm" svg:x="-0.268cm" svg:y="-0.175cm" svg:viewBox="0 0 856 1173" svg:d="M856 1173h-856v-991c0-100 79-182 175-182h505c97 0 176 82 176 182z"><text:p/></draw:path></draw:g><draw:g text:anchor-type="paragraph" draw:z-index="321" draw:name="Shape4_259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0"><text:span text:style-name="MT72">Repères du plan : Se repérer</text:span> </text:p>
      </style:header>
      <style:header-left>
        <text:p text:style-name="MP40"><text:span text:style-name="MT72">Repères du plan : Se repérer</text:span> </text:p>
      </style:header-left>
      <style:footer>
        <text:p text:style-name="MP8"><draw:frame draw:style-name="Mfr3" draw:name="Frame2212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322" draw:name="Shape4_1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66">R</text:span>epères du plan : se repérer</text:p></draw:text-box></draw:frame></text:p>
      </style:footer>
      <style:footer-left>
        <text:p text:style-name="MP4"><draw:frame draw:style-name="Mfr3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323" draw:name="Shape4_111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66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3" draw:style-name="Mdp1">
      <style:header>
        <text:p text:style-name="_5f_Header_20_D_20_page_20_impaire_20__28_D_29_"><text:s/><text:span text:style-name="MT60">Utilis</text:span><text:span text:style-name="MT67">er des</text:span><text:span text:style-name="MT60"> données </text:span>: <text:span text:style-name="MT73">Représenter</text:span> </text:p>
      </style:header>
      <style:header-left>
        <text:p text:style-name="_5f_Header_20_D_20_page_20_paire_20__28_G_29_"><text:span text:style-name="_5f_Caractères"><text:span text:style-name="MT74"><text:s/>Utiliser des données : Représenter </text:span></text:span></text:p>
      </style:header-left>
      <style:footer>
        <text:p text:style-name="MP4"><draw:frame draw:style-name="Mfr3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5"><text:span text:style-name="MT69">Utilis</text:span><text:span text:style-name="MT70">er</text:span><text:span text:style-name="MT69"> de</text:span><text:span text:style-name="MT70">s</text:span><text:span text:style-name="MT69"> données</text:span><text:span text:style-name="MT11"> : </text:span><text:span text:style-name="MT76">représenter</text:span><text:span text:style-name="MT11"> </text:span></text:p></draw:text-box></draw:frame><draw:g text:anchor-type="paragraph" draw:z-index="324" draw:name="Shape4_70" draw:style-name="Mgr2"><draw:path draw:style-name="Mgr4" draw:text-style-name="MP7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69">Utilis</text:span><text:span text:style-name="MT70">er</text:span><text:span text:style-name="MT69"> de</text:span><text:span text:style-name="MT70">s</text:span><text:span text:style-name="MT69"> données</text:span><text:span text:style-name="MT11"> : </text:span><text:span text:style-name="MT76">représenter</text:span><text:span text:style-name="MT11"> </text:span></text:p></draw:text-box></draw:frame><draw:g text:anchor-type="paragraph" draw:z-index="325" draw:name="Shape4_91" draw:style-name="Mgr2"><draw:path draw:style-name="Mgr4" draw:text-style-name="MP39" svg:width="0.855cm" svg:height="1.172cm" svg:x="-0.268cm" svg:y="-0.175cm" svg:viewBox="0 0 856 1173" svg:d="M856 1173h-856v-991c0-100 79-182 175-182h505c97 0 176 82 176 182z"><text:p/></draw:path></draw:g><draw:g text:anchor-type="paragraph" draw:z-index="326" draw:name="Shape4_90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330" draw:name="Shape4_82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77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Résoudre des problèmes</text:p></draw:text-box></draw:frame><draw:g text:anchor-type="paragraph" draw:z-index="331" draw:name="Shape4_97" draw:style-name="Mgr2"><draw:path draw:style-name="Mgr3" draw:text-style-name="MP6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332" draw:name="Shape4_68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333" draw:name="Shape4_89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334" draw:name="Shape4_83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78">Calculer : </text:span><text:span text:style-name="MT79">Distributivité</text:span><text:span text:style-name="MT78"> </text:span></text:p>
      </style:header>
      <style:header-left>
        <text:p text:style-name="_5f_Header_20_N_20_page_20_impaire_20__28_D_29_"><text:span text:style-name="MT78">Calculer : </text:span><text:span text:style-name="MT79">Distributivité</text:span><text:span text:style-name="MT78"> </text:span></text:p>
      </style:header-left>
      <style:footer>
        <text:p text:style-name="MP8"><draw:frame draw:style-name="Mfr4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340" draw:name="Shape4_79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80">calculer</text:span><text:span text:style-name="MT81"> : </text:span><text:span text:style-name="MT82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341" draw:name="Shape4_64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342" draw:name="Shape4_80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3" draw:name="Shape4_81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78">Calculer : </text:span><text:span text:style-name="MT83">Critères de divisibilité</text:span><text:span text:style-name="MT78"> </text:span></text:p>
      </style:header>
      <style:header-left>
        <text:p text:style-name="_5f_Header_20_N_20_page_20_impaire_20__28_D_29_"><text:span text:style-name="MT78">Calculer : </text:span><text:span text:style-name="MT83">Critères de divisibilité</text:span><text:span text:style-name="MT78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344" draw:name="Shape4_61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80">calculer</text:span><text:span text:style-name="MT81"> : </text:span><text:span text:style-name="MT84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80">calculer</text:span><text:span text:style-name="MT81"> : </text:span><text:span text:style-name="MT84">critères de divisibilité</text:span></text:p></draw:text-box></draw:frame><draw:g text:anchor-type="paragraph" draw:z-index="345" draw:name="Shape4_65" draw:style-name="Mgr2"><draw:path draw:style-name="Mgr3" draw:text-style-name="MP6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45"><text:span text:style-name="MT85">G</text:span>éométrie plane : Parallèles, perpendiculaires,<text:line-break/> distances</text:p>
      </style:header>
      <style:header-left>
        <text:p text:style-name="MP46"><text:s/><text:span text:style-name="MT85">Géométrie plane</text:span> : <text:span text:style-name="MT86">P</text:span><text:span text:style-name="MT87">arallèles, perpendiculaires,<text:line-break/> </text:span><text:span text:style-name="MT88">distances</text:span></text:p>
      </style:header-left>
      <style:footer>
        <text:h text:style-name="_5f_Footer_20_page_20_impaire_20__28_D_29_" text:outline-level="1"><draw:frame draw:style-name="Mfr3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9">Géométrie plane : </text:span><text:span text:style-name="MT90">parallèles, perpendiculaires, </text:span><text:span text:style-name="MT91">distances</text:span></text:h></draw:text-box></draw:frame><draw:g text:anchor-type="paragraph" draw:z-index="346" draw:name="Shape4_59" draw:style-name="Mgr2"><draw:path draw:style-name="Mgr9" draw:text-style-name="MP35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3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47" text:outline-level="1"><text:span text:style-name="MT92">G</text:span>éométrie plane : Parallèles, perpendiculaires, distances</text:h></draw:text-box></draw:frame><draw:g text:anchor-type="paragraph" draw:z-index="347" draw:name="Shape4_62" draw:style-name="Mgr2"><draw:path draw:style-name="Mgr9" draw:text-style-name="MP35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78">Calculer : </text:span><text:span text:style-name="MT93">Diviser</text:span><text:span text:style-name="MT78"> </text:span></text:p>
      </style:header>
      <style:header-left>
        <text:p text:style-name="_5f_Header_20_N_20_page_20_impaire_20__28_D_29_"><text:span text:style-name="MT78">Calculer : </text:span><text:span text:style-name="MT93">Diviser</text:span><text:span text:style-name="MT78"> </text:span></text:p>
      </style:header-left>
      <style:footer>
        <text:p text:style-name="MP8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<draw:g text:anchor-type="paragraph" draw:z-index="348" draw:name="Shape4_51" draw:style-name="Mgr2"><draw:path draw:style-name="Mgr3" draw:text-style-name="MP6" svg:width="0.855cm" svg:height="1.172cm" svg:x="7.545cm" svg:y="-0.194cm" svg:viewBox="0 0 856 1173" svg:d="M856 1173h-856v-991c0-100 79-182 175-182h505c97 0 176 82 176 182z"><text:p/></draw:path></draw:g><text:span text:style-name="MT80">calculer</text:span><text:span text:style-name="MT81"> : </text:span><text:span text:style-name="MT94">diviser</text:span></text:p></draw:text-box></draw:frame></text:p>
      </style:footer>
      <style:footer-left>
        <text:p text:style-name="MP8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80">calculer</text:span><text:span text:style-name="MT81"> : </text:span><text:span text:style-name="MT94">diviser</text:span></text:p></draw:text-box></draw:frame><draw:g text:anchor-type="paragraph" draw:z-index="349" draw:name="Shape4_60" draw:style-name="Mgr2"><draw:path draw:style-name="Mgr3" draw:text-style-name="MP6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350" draw:name="Shape4_54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351" draw:name="Shape4_57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52" draw:name="Shape4_58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48">Calculer : <text:span text:style-name="MT95">Multiplier</text:span> </text:p>
      </style:header>
      <style:header-left>
        <text:p text:style-name="MP48">Calculer : <text:span text:style-name="MT95">Multiplier</text:span> </text:p>
      </style:header-left>
      <style:footer>
        <text:p text:style-name="MP8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<draw:g text:anchor-type="paragraph" draw:z-index="353" draw:name="Shape4_55" draw:style-name="Mgr2"><draw:path draw:style-name="Mgr3" draw:text-style-name="MP6" svg:width="0.855cm" svg:height="1.172cm" svg:x="7.535cm" svg:y="-0.178cm" svg:viewBox="0 0 856 1173" svg:d="M856 1173h-856v-991c0-100 79-182 175-182h505c97 0 176 82 176 182z"><text:p/></draw:path></draw:g><text:span text:style-name="MT80">calculer</text:span><text:span text:style-name="MT81"> : </text:span><text:span text:style-name="MT96">Multiplier</text:span></text:p></draw:text-box></draw:frame></text:p>
      </style:footer>
      <style:footer-left>
        <text:p text:style-name="MP8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80">calculer</text:span><text:span text:style-name="MT81"> : </text:span><text:span text:style-name="MT96">Multiplier</text:span></text:p></draw:text-box></draw:frame><draw:g text:anchor-type="paragraph" draw:z-index="354" draw:name="Shape4_262" draw:style-name="Mgr2"><draw:path draw:style-name="Mgr3" draw:text-style-name="MP6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355" draw:name="Shape4_50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356" draw:name="Shape4_52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57" draw:name="Shape4_53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8"><draw:frame draw:style-name="Mfr3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80">calculer</text:span><text:span text:style-name="MT81"> : </text:span><text:span text:style-name="MT80">additionner et soustraire</text:span></text:p></draw:text-box></draw:frame><draw:g text:anchor-type="paragraph" draw:z-index="358" draw:name="Shape4_47" draw:style-name="Mgr2"><draw:path draw:style-name="Mgr3" draw:text-style-name="MP6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3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80">calculer</text:span><text:span text:style-name="MT81"> : </text:span><text:span text:style-name="MT80">additionner et soustraire</text:span></text:p></draw:text-box></draw:frame><draw:g text:anchor-type="paragraph" draw:z-index="359" draw:name="Shape4_261" draw:style-name="Mgr2"><draw:path draw:style-name="Mgr3" draw:text-style-name="MP6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9">Calculer</text:span> : <text:span text:style-name="MT9">Additionner et soustraire</text:span></text:p>
      </style:header>
      <style:header-left>
        <text:p text:style-name="_5f_Header_20_N_20_page_20_paire_20__28_G_29_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360" draw:name="Shape4_46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361" draw:name="Shape4_48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50"><draw:path text:anchor-type="paragraph" draw:z-index="362" draw:name="Shape1_6" draw:style-name="Mgr10" draw:text-style-name="MP51" svg:width="4.329cm" svg:height="2.238cm" svg:x="-1.5cm" svg:y="-1.001cm" svg:viewBox="0 0 4330 2239" svg:d="M0 2239l3984-288c209-15 363-167 345-342l-170-1609h-4159z"><text:p/></draw:path><draw:line text:anchor-type="paragraph" draw:z-index="363" draw:name="Shape3_10" draw:style-name="Mgr11" draw:text-style-name="MP1" svg:x1="10.308cm" svg:y1="0.388cm" svg:x2="20.496cm" svg:y2="0.36cm"><text:p/></draw:line><text:span text:style-name="MT97">Fractions</text:span><text:span text:style-name="MT98"> : </text:span><text:span text:style-name="MT99">Problèmes</text:span><text:span text:style-name="MT98"> </text:span></text:p>
      </style:header>
      <style:header-left>
        <text:p text:style-name="MP50"><draw:line text:anchor-type="paragraph" draw:z-index="365" draw:name="Shape3_27" draw:style-name="Mgr11" draw:text-style-name="MP1" svg:x1="10.308cm" svg:y1="0.388cm" svg:x2="20.496cm" svg:y2="0.36cm"><text:p/></draw:line><draw:path text:anchor-type="paragraph" draw:z-index="366" draw:name="Shape1_10" draw:style-name="Mgr10" draw:text-style-name="MP51" svg:width="4.329cm" svg:height="2.238cm" svg:x="-1.5cm" svg:y="-1.001cm" svg:viewBox="0 0 4330 2239" svg:d="M0 2239l3984-288c209-15 363-167 345-342l-170-1609h-4159z"><text:p/></draw:path><text:span text:style-name="MT97">Fractions</text:span><text:span text:style-name="MT98"> : </text:span><text:span text:style-name="MT99">Problèmes</text:span><text:span text:style-name="MT98"> </text:span></text:p>
      </style:header-left>
      <style:footer>
        <text:p text:style-name="MP8"><draw:frame draw:style-name="Mfr3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364" draw:name="Shape4_43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100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26" draw:name="Shape4_41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27" draw:name="Shape4_45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" draw:name="Shape4_44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53"><draw:line text:anchor-type="paragraph" draw:z-index="29" draw:name="Shape3_9" draw:style-name="Mgr11" draw:text-style-name="MP1" svg:x1="10.37cm" svg:y1="0.365cm" svg:x2="20.496cm" svg:y2="0.36cm"><text:p/></draw:line><draw:path text:anchor-type="paragraph" draw:z-index="30" draw:name="Shape1_4" draw:style-name="Mgr10" draw:text-style-name="MP51" svg:width="4.329cm" svg:height="2.238cm" svg:x="-1.5cm" svg:y="-7.4cm" svg:viewBox="0 0 4330 2239" svg:d="M0 2239l3984-288c209-15 363-167 345-342l-170-1609h-4159z"><text:p/></draw:path><text:span text:style-name="MT101">Fractions</text:span> : <text:span text:style-name="MT101">Opérations</text:span> </text:p>
      </style:header>
      <style:header-left>
        <text:p text:style-name="MP53"><draw:path text:anchor-type="paragraph" draw:z-index="32" draw:name="Shape1_8" draw:style-name="Mgr10" draw:text-style-name="MP51" svg:width="4.329cm" svg:height="2.238cm" svg:x="-1.5cm" svg:y="-7.4cm" svg:viewBox="0 0 4330 2239" svg:d="M0 2239l3984-288c209-15 363-167 345-342l-170-1609h-4159z"><text:p/></draw:path><draw:line text:anchor-type="paragraph" draw:z-index="33" draw:name="Shape3_26" draw:style-name="Mgr11" draw:text-style-name="MP1" svg:x1="10.37cm" svg:y1="0.365cm" svg:x2="20.496cm" svg:y2="0.36cm"><text:p/></draw:line><text:span text:style-name="MT101">Fractions</text:span> : <text:span text:style-name="MT101">Opérations</text:span> </text:p>
      </style:header-left>
      <style:footer>
        <text:p text:style-name="MP8"><draw:frame draw:style-name="Mfr3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31" draw:name="Shape4_38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00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34" draw:name="Shape4_37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35" draw:name="Shape4_39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6" draw:name="Shape4_40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55"><draw:line text:anchor-type="paragraph" draw:z-index="37" draw:name="Shape3_8" draw:style-name="Mgr11" draw:text-style-name="MP1" svg:x1="17.736cm" svg:y1="0.376cm" svg:x2="20.496cm" svg:y2="0.36cm"><text:p/></draw:line><text:span text:style-name="MT102">Fractions</text:span> : <text:span text:style-name="MT102">Fractions, décimaux et comparaison</text:span></text:p>
      </style:header>
      <style:header-left>
        <text:p text:style-name="MP55"><draw:line text:anchor-type="paragraph" draw:z-index="39" draw:name="Shape3_25" draw:style-name="Mgr11" draw:text-style-name="MP1" svg:x1="17.736cm" svg:y1="0.376cm" svg:x2="20.496cm" svg:y2="0.36cm"><text:p/></draw:line><text:span text:style-name="MT102">Fractions</text:span> : <text:span text:style-name="MT102">Fractions, décimaux et comparaison</text:span></text:p>
      </style:header-left>
      <style:footer>
        <text:p text:style-name="MP8"><draw:frame draw:style-name="Mfr3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38" draw:name="Shape4_34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00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40" draw:name="Shape4_33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41" draw:name="Shape4_35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42" draw:name="Shape4_36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57"><draw:line text:anchor-type="paragraph" draw:z-index="43" draw:name="Shape3_24" draw:style-name="Mgr11" draw:text-style-name="MP1" svg:x1="11.52cm" svg:y1="0.376cm" svg:x2="20.496cm" svg:y2="0.36cm"><text:p/></draw:line><text:span text:style-name="MT103">Fractions</text:span> : <text:span text:style-name="MT103">Droite graduée</text:span></text:p>
      </style:header>
      <style:header-left>
        <text:p text:style-name="MP57"><draw:line text:anchor-type="paragraph" draw:z-index="45" draw:name="Shape3_28" draw:style-name="Mgr11" draw:text-style-name="MP1" svg:x1="11.52cm" svg:y1="0.376cm" svg:x2="20.496cm" svg:y2="0.36cm"><text:p/></draw:line><text:span text:style-name="MT103">Fractions</text:span> : <text:span text:style-name="MT103">Droite graduée</text:span></text:p>
      </style:header-left>
      <style:footer>
        <text:p text:style-name="MP8"><draw:frame draw:style-name="Mfr3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44" draw:name="Shape4_30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100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46" draw:name="Shape4_29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47" draw:name="Shape4_32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48" draw:name="Shape4_31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59"><draw:line text:anchor-type="paragraph" draw:z-index="49" draw:name="Shape3_14" draw:style-name="Mgr11" draw:text-style-name="MP1" svg:x1="12.876cm" svg:y1="0.392cm" svg:x2="20.496cm" svg:y2="0.36cm"><text:p/></draw:line><draw:path text:anchor-type="paragraph" draw:z-index="50" draw:name="Shape1_3" draw:style-name="Mgr10" draw:text-style-name="MP51" svg:width="4.329cm" svg:height="2.238cm" svg:x="-1.8cm" svg:y="-8.982cm" svg:viewBox="0 0 4330 2239" svg:d="M0 2239l3984-288c209-15 363-167 345-342l-170-1609h-4159z"><text:p/></draw:path><text:span text:style-name="MT104">Fractions</text:span> : <text:span text:style-name="MT104">Vocabulaire et sens</text:span></text:p>
      </style:header>
      <style:header-left>
        <text:p text:style-name="MP59"><draw:line text:anchor-type="paragraph" draw:z-index="52" draw:name="Shape3_23" draw:style-name="Mgr11" draw:text-style-name="MP1" svg:x1="12.876cm" svg:y1="0.392cm" svg:x2="20.496cm" svg:y2="0.36cm"><text:p/></draw:line><draw:path text:anchor-type="paragraph" draw:z-index="53" draw:name="Shape1_7" draw:style-name="Mgr10" draw:text-style-name="MP51" svg:width="4.329cm" svg:height="2.238cm" svg:x="-1.8cm" svg:y="-8.982cm" svg:viewBox="0 0 4330 2239" svg:d="M0 2239l3984-288c209-15 363-167 345-342l-170-1609h-4159z"><text:p/></draw:path><text:span text:style-name="MT104">Fractions</text:span> : <text:span text:style-name="MT104">Vocabulaire et sens</text:span></text:p>
      </style:header-left>
      <style:footer>
        <text:p text:style-name="MP8"><draw:frame draw:style-name="Mfr3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51" draw:name="Shape4_26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0"><text:span text:style-name="MT100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54" draw:name="Shape4_27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55" draw:name="Shape4_28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6" draw:name="Shape4_0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61"><draw:path text:anchor-type="paragraph" draw:z-index="57" draw:name="Shape1_1" draw:style-name="Mgr10" draw:text-style-name="MP51" svg:width="4.329cm" svg:height="2.238cm" svg:x="-1.8cm" svg:y="-8.982cm" svg:viewBox="0 0 4330 2239" svg:d="M0 2239l3984-288c209-15 363-167 345-342l-170-1609h-4159z"><text:p/></draw:path><draw:line text:anchor-type="paragraph" draw:z-index="58" draw:name="Shape3_13" draw:style-name="Mgr11" draw:text-style-name="MP1" svg:x1="15.337cm" svg:y1="0.36cm" svg:x2="20.496cm" svg:y2="0.36cm"><text:p/></draw:line><text:span text:style-name="MT105">Fractions</text:span> : <text:span text:style-name="MT105">Représentation géométrique</text:span></text:p>
      </style:header>
      <style:header-left>
        <text:p text:style-name="MP61"><draw:line text:anchor-type="paragraph" draw:z-index="59" draw:name="Shape3_21" draw:style-name="Mgr11" draw:text-style-name="MP1" svg:x1="15.337cm" svg:y1="0.36cm" svg:x2="20.496cm" svg:y2="0.36cm"><text:p/></draw:line><draw:path text:anchor-type="paragraph" draw:z-index="60" draw:name="Shape1_13" draw:style-name="Mgr10" draw:text-style-name="MP51" svg:width="4.329cm" svg:height="2.238cm" svg:x="-1.8cm" svg:y="-8.982cm" svg:viewBox="0 0 4330 2239" svg:d="M0 2239l3984-288c209-15 363-167 345-342l-170-1609h-4159z"><text:p/></draw:path><text:span text:style-name="MT105">Fractions</text:span> : <text:span text:style-name="MT105">Représentation géométrique</text:span></text:p>
      </style:header-left>
      <style:footer>
        <text:p text:style-name="MP8"><draw:frame draw:style-name="Mfr3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2"><text:span text:style-name="MT100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61" draw:name="Shape4_24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62" draw:name="Shape4_25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3" draw:name="Shape4_86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63"><draw:line text:anchor-type="paragraph" draw:z-index="64" draw:name="Shape3_5" draw:style-name="Mgr11" draw:text-style-name="MP1" svg:x1="18.701cm" svg:y1="0.36cm" svg:x2="20.497cm" svg:y2="0.36cm"><text:p/></draw:line><text:span text:style-name="MT106">Nombres entiers et décimaux</text:span> : <text:span text:style-name="MT106">Comparer, encadrer</text:span></text:p>
      </style:header>
      <style:header-left>
        <text:p text:style-name="MP63"><draw:line text:anchor-type="paragraph" draw:z-index="66" draw:name="Shape3_6" draw:style-name="Mgr11" draw:text-style-name="MP1" svg:x1="18.701cm" svg:y1="0.36cm" svg:x2="20.497cm" svg:y2="0.36cm"><text:p/></draw:line><text:span text:style-name="MT106">Nombres entiers et décimaux</text:span> : <text:span text:style-name="MT106">Comparer, encadrer</text:span></text:p>
      </style:header-left>
      <style:footer>
        <text:p text:style-name="MP8"><draw:frame draw:style-name="Mfr3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65" draw:name="Shape4_19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100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67" draw:name="Shape4_14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68" draw:name="Shape4_21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9" draw:name="Shape4_20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65"><draw:line text:anchor-type="paragraph" draw:z-index="70" draw:name="Shape3_2" draw:style-name="Mgr11" draw:text-style-name="MP1" svg:x1="16.083cm" svg:y1="0.383cm" svg:x2="20.496cm" svg:y2="0.36cm"><text:p/></draw:line>Nombres entiers et décimaux : Numération</text:p>
      </style:header>
      <style:header-left>
        <text:p text:style-name="MP65"><draw:line text:anchor-type="paragraph" draw:z-index="72" draw:name="Shape3_3" draw:style-name="Mgr12" draw:text-style-name="MP1" svg:x1="16.085cm" svg:y1="1.458cm" svg:x2="20.498cm" svg:y2="1.435cm"><text:p/></draw:line>Nombres entiers et décimaux : Numération</text:p>
      </style:header-left>
      <style:footer>
        <text:p text:style-name="MP8"><draw:g text:anchor-type="paragraph" draw:z-index="71" draw:name="Shape4_42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draw:frame draw:style-name="Mfr3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<text:span text:style-name="MT100">N</text:span>ombres entiers et décimaux : numération</text:p></draw:text-box></draw:frame></text:p>
      </style:footer>
      <style:footer-left>
        <text:p text:style-name="MP8"><draw:g text:anchor-type="paragraph" draw:z-index="73" draw:name="Shape4_8" draw:style-name="Mgr2"><draw:path draw:style-name="Mgr3" draw:text-style-name="MP6" svg:width="0.855cm" svg:height="1.172cm" svg:x="-0.217cm" svg:y="-0.175cm" svg:viewBox="0 0 856 1173" svg:d="M856 1173h-856v-991c0-100 79-182 175-182h505c97 0 176 82 176 182z"><text:p/></draw:path></draw:g><draw:frame draw:style-name="Mfr3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<text:span text:style-name="MT100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74" draw:name="Shape4_78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75" draw:name="Shape4_110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76" draw:name="Shape4_92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67"><draw:line text:anchor-type="paragraph" draw:z-index="77" draw:name="Shape3_15" draw:style-name="Mgr11" draw:text-style-name="MP1" svg:x1="17.597cm" svg:y1="0.383cm" svg:x2="19.595cm" svg:y2="0.383cm"><text:p/></draw:line><text:span text:style-name="MT98">Nombres entiers et décimaux : </text:span><text:span text:style-name="Character_5f_20_5f_style"><text:span text:style-name="MT107">×</text:span></text:span><text:span text:style-name="MT108"> 10, 100, 1000</text:span></text:p>
      </style:header>
      <style:header-left>
        <text:p text:style-name="MP67"><draw:line text:anchor-type="paragraph" draw:z-index="79" draw:name="Shape3_19" draw:style-name="Mgr11" draw:text-style-name="MP1" svg:x1="17.597cm" svg:y1="0.383cm" svg:x2="19.595cm" svg:y2="0.383cm"><text:p/></draw:line><text:span text:style-name="MT98">Nombres entiers et décimaux : </text:span><text:span text:style-name="Character_5f_20_5f_style"><text:span text:style-name="MT107">×</text:span></text:span><text:span text:style-name="MT108"> 10, 100, 1000</text:span></text:p>
      </style:header-left>
      <style:footer>
        <text:p text:style-name="MP8"><draw:frame draw:style-name="Mfr3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78" draw:name="Shape4_15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80">N</text:span><text:span text:style-name="MT109">ombres entiers et décimaux : </text:span><text:span text:style-name="Character_5f_20_5f_style"><text:span text:style-name="MT107">×</text:span></text:span><text:span text:style-name="MT110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80" draw:name="Shape4_16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2251" text:anchor-type="paragraph" svg:y="-0.06cm" draw:z-index="0"><draw:text-box fo:min-height="0.499cm" fo:min-width="3cm"><draw:frame draw:style-name="Mfr2" draw:name="Frame22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81" draw:name="Shape4_106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82" draw:name="Shape4_17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83" draw:name="Shape4_10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84" draw:name="Shape4_11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5" draw:name="Shape4_116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67"><draw:line text:anchor-type="paragraph" draw:z-index="86" draw:name="Shape3_22" draw:style-name="Mgr13" draw:text-style-name="MP1" svg:x1="16.575cm" svg:y1="0cm" svg:x2="19.073cm" svg:y2="0cm"><text:p/></draw:line><text:span text:style-name="MT98">Nombres entiers et décimaux : </text:span><text:span text:style-name="MT111">La droite graduée</text:span></text:p>
      </style:header>
      <style:header-left>
        <text:p text:style-name="MP67"><draw:line text:anchor-type="paragraph" draw:z-index="88" draw:name="Shape3_37" draw:style-name="Mgr11" draw:text-style-name="MP1" svg:x1="17.999cm" svg:y1="0.36cm" svg:x2="20.497cm" svg:y2="0.36cm"><text:p/></draw:line><text:span text:style-name="MT98">Nombres entiers et décimaux : </text:span><text:span text:style-name="MT111">La droite graduée</text:span></text:p>
      </style:header-left>
      <style:footer>
        <text:p text:style-name="MP8"><draw:frame draw:style-name="Mfr3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87" draw:name="Shape4_9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80">N</text:span><text:span text:style-name="MT109">ombres entiers et décimaux : </text:span><text:span text:style-name="MT112">la droite graduée</text:span></text:p></draw:text-box></draw:frame></text:p>
      </style:footer>
      <style:footer-left>
        <text:p text:style-name="MP8"><draw:frame draw:style-name="Mfr3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2"><draw:g text:anchor-type="paragraph" draw:z-index="89" draw:name="Shape4_13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80">N</text:span><text:span text:style-name="MT109">ombres entiers et décimaux : </text:span><text:span text:style-name="MT112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327" draw:name="Shape4_66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328" draw:name="Shape4_76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9" draw:name="Shape4_77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78">Calculer : </text:span><text:span text:style-name="MT113">Priorités opératoires</text:span><text:span text:style-name="MT78"> </text:span></text:p>
      </style:header>
      <style:header-left>
        <text:p text:style-name="_5f_Header_20_N_20_page_20_impaire_20__28_D_29_"><text:span text:style-name="MT78">Calculer : </text:span><text:span text:style-name="MT113">Priorités opératoires</text:span><text:span text:style-name="MT78"> </text:span></text:p>
      </style:header-left>
      <style:footer>
        <text:p text:style-name="MP8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335" draw:name="Shape4_67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80">calculer</text:span><text:span text:style-name="MT81"> : </text:span><text:span text:style-name="MT114">priorités opératoires</text:span></text:p></draw:text-box></draw:frame></text:p>
      </style:footer>
      <style:footer-left>
        <text:p text:style-name="MP8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4"><text:span text:style-name="MT80">calculer</text:span><text:span text:style-name="MT81"> : </text:span><text:span text:style-name="MT114">priorités opératoires</text:span></text:p></draw:text-box></draw:frame><draw:g text:anchor-type="paragraph" draw:z-index="336" draw:name="Shape4_69" draw:style-name="Mgr2"><draw:path draw:style-name="Mgr3" draw:text-style-name="MP6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2" draw:style-name="Mdp1">
      <style:header>
        <text:p text:style-name="_5f_Header_20_D_20_page_20_impaire_20__28_D_29_">Proportionnalité et pourcentage : <text:span text:style-name="MT115">P</text:span>roportionnalité </text:p>
      </style:header>
      <style:header-left>
        <text:p text:style-name="_5f_Header_20_D_20_page_20_paire_20__28_G_29_"><text:span text:style-name="MT59"><text:tab/>Proportionnalité et pourcentage</text:span><text:span text:style-name="MT60"> </text:span>: <text:span text:style-name="MT59">proportionnalité</text:span> </text:p>
      </style:header-left>
      <style:footer>
        <text:p text:style-name="MP8"><draw:frame draw:style-name="Mfr3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draw:g text:anchor-type="paragraph" draw:z-index="307" draw:name="Shape4_73" draw:style-name="Mgr2"><draw:path draw:style-name="Mgr4" draw:text-style-name="MP39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4"><draw:frame draw:style-name="Mfr3" draw:name="Frame322" text:anchor-type="paragraph" svg:y="-0.06cm" draw:z-index="0"><draw:text-box fo:min-height="0.499cm" fo:min-width="3cm"><draw:frame draw:style-name="Mfr2" draw:name="Frame2241" text:anchor-type="frame" svg:x="0.45cm" svg:y="0.079cm" svg:width="0.817cm" draw:z-index="0"><draw:text-box fo:min-height="0.355cm"><text:p text:style-name="MP2"><draw:g text:anchor-type="paragraph" draw:z-index="308" draw:name="Shape4_88" draw:style-name="Mgr2"><draw:path draw:style-name="Mgr4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59">Proportionnalité et pourcentages</text:span><text:span text:style-name="MT60"> </text:span>: <text:span text:style-name="MT59">proportionnalité</text:span> </text:p>
        <text:p text:style-name="MP33"/>
      </style:header>
      <style:header-left>
        <text:p text:style-name="Header"><text:span text:style-name="MT59">Proportionnalité et pourcentages</text:span><text:span text:style-name="MT60"> </text:span>: <text:span text:style-name="MT59">proportionnalité</text:span> </text:p>
        <text:p text:style-name="MP33"/>
      </style:header-left>
      <style:footer>
        <text:p text:style-name="MP4"><draw:frame draw:style-name="Mfr3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Proportionnalité et pourcentages : proportionalité</text:p></draw:text-box></draw:frame><draw:g text:anchor-type="paragraph" draw:z-index="309" draw:name="Shape4_22" draw:style-name="Mgr2"><draw:path draw:style-name="Mgr9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6">: </text:p></draw:text-box></draw:frame><draw:g text:anchor-type="paragraph" draw:z-index="310" draw:name="Shape4_257" draw:style-name="Mgr2"><draw:path draw:style-name="Mgr9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header-left>
        <text:p text:style-name="Header"><text:s/><text:span text:style-name="MT9">Calculer</text:span> : <text:span text:style-name="MT9">Additionner et soustraire</text:span></text:p>
      </style:header-left>
      <style:footer>
        <text:p text:style-name="MP4"><draw:frame draw:style-name="Mfr3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311" draw:name="Shape4_71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312" draw:name="Shape4_104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313" draw:name="Shape4_105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314" draw:name="Shape3_4" draw:style-name="Mgr6" draw:text-style-name="MP1" svg:x1="12.104cm" svg:y1="0.392cm" svg:x2="20.497cm" svg:y2="0.36cm"><text:p/></draw:line><text:span text:style-name="MT54">Périmètre</text:span> : <text:span text:style-name="MT116">Coder et calculer</text:span></text:p>
      </style:header>
      <style:header-left>
        <text:p text:style-name="_5f_Header_20_M_20_page_20_impaire_20__28_D_29_"><draw:line text:anchor-type="paragraph" draw:z-index="316" draw:name="Shape3_18" draw:style-name="Mgr6" draw:text-style-name="MP1" svg:x1="12.104cm" svg:y1="0.392cm" svg:x2="20.497cm" svg:y2="0.36cm"><text:p/></draw:line><text:span text:style-name="MT54">Périmètre</text:span> : <text:span text:style-name="MT116">Coder et calculer</text:span></text:p>
      </style:header-left>
      <style:footer>
        <text:p text:style-name="MP8"><draw:frame draw:style-name="Mfr3" draw:name="Frame2221" text:anchor-type="paragraph" svg:y="-0.06cm" draw:z-index="0"><draw:text-box fo:min-height="0.499cm" fo:min-width="7.096cm"><draw:frame draw:style-name="Mfr2" draw:name="Frame2231" text:anchor-type="frame" svg:x="0.45cm" svg:y="0.079cm" svg:width="0.817cm" draw:z-index="0"><draw:text-box fo:min-height="0.355cm"><text:p text:style-name="MP2"><draw:g text:anchor-type="paragraph" draw:z-index="315" draw:name="Shape4_103" draw:style-name="Mgr2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52">Périmètre : </text:span><text:span text:style-name="MT117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32">Conversions d’unités : longueurs</text:span></text:p>
      </style:header>
      <style:header-left>
        <text:p text:style-name="_5f_Header_20_N_20_page_20_impaire_20__28_D_29_"><text:s/><text:span text:style-name="MT32">Conversions d’unités : longueurs</text:span></text:p>
      </style:header-left>
      <style:footer>
        <text:p text:style-name="MP4"><draw:frame draw:style-name="Mfr3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29">Conversions d’unités : longueurs</text:span><text:span text:style-name="MT11"> </text:span></text:p></draw:text-box></draw:frame><draw:g text:anchor-type="paragraph" draw:z-index="273" draw:name="Shape4_84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1212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274" draw:name="Shape4_124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275" draw:name="Shape4_125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8"><draw:frame draw:style-name="Mfr4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Conversions d’unités : longueurs</text:p></draw:text-box></draw:frame><draw:g text:anchor-type="paragraph" draw:z-index="276" draw:name="Shape4_127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277" draw:name="Shape4_133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Conversions d’unités : longueurs</text:p></draw:text-box></draw:frame><draw:g text:anchor-type="paragraph" draw:z-index="278" draw:name="Shape4_177" draw:style-name="Mgr2"><draw:path draw:style-name="Mgr3" draw:text-style-name="MP6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73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74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279" draw:name="Shape4_145" draw:style-name="Mgr2"><draw:path draw:style-name="Mgr3" draw:text-style-name="MP6" svg:width="0.855cm" svg:height="1.172cm" svg:x="18.451cm" svg:y="-0.104cm" svg:viewBox="0 0 856 1173" svg:d="M856 1173h-856v-991c0-100 79-182 175-182h505c97 0 176 82 176 182z"><text:p/></draw:path></draw:g><draw:frame draw:style-name="Mfr3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29">Conversions d’unités : </text:span><text:span text:style-name="MT118">Volume</text:span><text:span text:style-name="MT11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4"><draw:frame draw:style-name="Mfr3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169" draw:name="Shape4_162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170" draw:name="Shape4_163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171" draw:name="Shape4_164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75"><text:span text:style-name="MT25"><text:s text:c="15"/>A</text:span>ires : Aire par comptage</text:p>
      </style:header>
      <style:footer>
        <text:p text:style-name="MP8"><draw:frame draw:style-name="Mfr3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172" draw:name="Shape4_165" draw:style-name="Mgr2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119">Aires</text:span><text:span text:style-name="MT52"> <text:s/>: </text:span><text:span text:style-name="MT119">aire par comptage</text:span></text:p></draw:text-box></draw:frame></text:p>
      </style:footer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76"><text:span text:style-name="MT54"><text:s text:c="15"/>A</text:span><text:span text:style-name="MT120">ires : Problèmes d’aires</text:span></text:p>
      </style:header>
      <style:footer>
        <text:p text:style-name="MP8"><draw:frame draw:style-name="Mfr3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193" draw:name="Shape4_169" draw:style-name="Mgr2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4"><draw:frame draw:style-name="Mfr3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190" draw:name="Shape4_166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191" draw:name="Shape4_167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168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4"><draw:frame draw:style-name="Mfr3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187" draw:name="Shape4_170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188" draw:name="Shape4_171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9" draw:name="Shape4_172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78"><text:span text:style-name="MT25"><text:s text:c="15"/>A</text:span>ires : Aires de disques</text:p>
      </style:header>
      <style:footer>
        <text:p text:style-name="MP8"><draw:frame draw:style-name="Mfr3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186" draw:name="Shape4_173" draw:style-name="Mgr2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3" draw:style-name="Mdp1">
      <style:header>
        <text:p text:style-name="MP15"><draw:path text:anchor-type="paragraph" draw:z-index="179" draw:name="Shape5_3" draw:style-name="Mgr7" draw:text-style-name="MP16" svg:width="4.329cm" svg:height="2.24cm" svg:x="-1.499cm" svg:y="-1cm" svg:viewBox="0 0 4330 2241" svg:d="M0 2241l3984-288c209-15 363-168 345-342l-170-1611h-4159z"><text:p/></draw:path><draw:frame text:anchor-type="paragraph" draw:z-index="180" draw:name="Shape6_3" draw:style-name="Mgr8" draw:text-style-name="MP17" svg:width="2.703cm" svg:height="0.715cm" draw:transform="rotate (0.0872664625997165) translate (-0.172861111111111cm 0.218722222222222cm)"><draw:text-box><text:p text:style-name="MP1"><text:span text:style-name="MT22">Série 1</text:span></text:p></draw:text-box></draw:frame><draw:line text:anchor-type="paragraph" draw:z-index="181" draw:name="Shape7_6" draw:style-name="Mgr6" draw:text-style-name="MP1" svg:x1="9.042cm" svg:y1="0.36cm" svg:x2="20.461cm" svg:y2="0.36cm"><text:p/></draw:line>T<text:span text:style-name="MT23">itre de la série</text:span></text:p>
      </style:header>
      <style:header-left>
        <text:p text:style-name="MP15"><draw:path text:anchor-type="paragraph" draw:z-index="183" draw:name="Shape5_4" draw:style-name="Mgr7" draw:text-style-name="MP16" svg:width="4.329cm" svg:height="2.24cm" svg:x="-1.499cm" svg:y="-1cm" svg:viewBox="0 0 4330 2241" svg:d="M0 2241l3984-288c209-15 363-168 345-342l-170-1611h-4159z"><text:p/></draw:path><draw:frame text:anchor-type="paragraph" draw:z-index="184" draw:name="Shape6_4" draw:style-name="Mgr8" draw:text-style-name="MP17" svg:width="2.703cm" svg:height="0.715cm" draw:transform="rotate (0.0872664625997165) translate (-0.172861111111111cm 0.218722222222222cm)"><draw:text-box><text:p text:style-name="MP1"><text:span text:style-name="MT22">Série 1</text:span></text:p></draw:text-box></draw:frame><draw:line text:anchor-type="paragraph" draw:z-index="185" draw:name="Shape7_3" draw:style-name="Mgr6" draw:text-style-name="MP1" svg:x1="9.042cm" svg:y1="0.36cm" svg:x2="20.461cm" svg:y2="0.36cm"><text:p/></draw:line>T<text:span text:style-name="MT23">itre de la série</text:span></text:p>
      </style:header-left>
      <style:footer>
        <text:p text:style-name="MP4"><draw:frame draw:style-name="Mfr3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182" draw:name="Shape8_4" draw:style-name="Mgr2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24">Angles</text:span> • <text:span text:style-name="MT2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2" draw:style-name="Mdp1">
      <style:header>
        <text:p text:style-name="_5f_Header_20_M_20_page_20_impaire_20__28_D_29_"><text:span text:style-name="MT121">Volumes : </text:span><text:span text:style-name="MT122">Calculs et conversions</text:span></text:p>
      </style:header>
      <style:header-left>
        <text:p text:style-name="_5f_Header_20_M_20_page_20_paire_20__28_G_29_"><text:span text:style-name="MT121">Volumes : </text:span><text:span text:style-name="MT122">Calculs et conversions</text:span></text:p>
      </style:header-left>
      <style:footer>
        <text:list xml:id="list1631560060" text:style-name="_5f_Numérotation_20_des_20_exercices">
          <text:list-item>
            <text:list>
              <text:list-item>
                <text:p text:style-name="MP80"><draw:frame draw:style-name="Mfr3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/><text:span text:style-name="MT21">Volumes : </text:span><text:span text:style-name="MT123">Calculs et conversions</text:span> </text:p></draw:text-box></draw:frame><draw:g text:anchor-type="paragraph" draw:z-index="177" draw:name="Shape4_174" draw:style-name="Mgr2"><draw:path draw:style-name="Mgr5" draw:text-style-name="MP13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22051832781318" text:continue-numbering="true" text:style-name="_5f_Numérotation_20_des_20_exercices">
          <text:list-item>
            <text:list>
              <text:list-item>
                <text:p text:style-name="MP80"><draw:frame draw:style-name="Mfr3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/><text:span text:style-name="MT21">Volumes : </text:span><text:span text:style-name="MT123">Calculs et conversions</text:span> </text:p></draw:text-box></draw:frame><draw:g text:anchor-type="paragraph" draw:z-index="178" draw:name="Shape4_175" draw:style-name="Mgr2"><draw:path draw:style-name="Mgr5" draw:text-style-name="MP13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2COL" style:display-name="3_2_SERIE_G_GAUCHE_ET_DROITE_2COL" style:page-layout-name="Mpm12" draw:style-name="Mdp1">
      <style:header>
        <text:p text:style-name="MP81"><text:span text:style-name="MT85">Géométrie plane</text:span> : <text:span text:style-name="MT124">D</text:span><text:span text:style-name="MT85">roites, </text:span><text:span text:style-name="MT125">demi-droites </text:span><text:span text:style-name="MT126">&amp; </text:span><text:span text:style-name="MT125">segments</text:span></text:p>
      </style:header>
      <style:footer>
        <text:p text:style-name="MP4"><draw:frame draw:style-name="Mfr3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2"><draw:g text:anchor-type="paragraph" draw:z-index="173" draw:name="Shape4_198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<text:span text:style-name="MT127">Géométrie plane : </text:span><text:span text:style-name="MT89">droites, </text:span><text:span text:style-name="MT128">DEMI-droites et segments</text:span></text:p></draw:text-box></draw:frame></text:p>
      </style:footer>
      <style:footer-left>
        <text:p text:style-name="MP4"><draw:frame draw:style-name="Mfr3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174" draw:name="Shape4_199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89">Géométrie plane : droites, </text:span><text:span text:style-name="MT128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3" draw:style-name="Mdp1">
      <style:header>
        <text:p text:style-name="MP84"><text:span text:style-name="MT129">S</text:span><text:span text:style-name="MT130">olides</text:span> : <text:span text:style-name="MT129">Vocabulaire, nature</text:span></text:p>
      </style:header>
      <style:footer>
        <text:p text:style-name="MP4"><draw:frame draw:style-name="Mfr3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5">solides : Vocabulaire, NatuRE</text:p></draw:text-box></draw:frame><draw:g text:anchor-type="paragraph" draw:z-index="175" draw:name="Shape4_196" draw:style-name="Mgr2"><draw:path draw:style-name="Mgr9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5">solides : Vocabulaire, NatuRE</text:p></draw:text-box></draw:frame><draw:g text:anchor-type="paragraph" draw:z-index="176" draw:name="Shape4_197" draw:style-name="Mgr2"><draw:path draw:style-name="Mgr9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6">R</text:span>epères du plan : Se repérer</text:p>
      </style:header>
      <style:header-left>
        <text:p text:style-name="_5f_Header_20_G_20_page_20_paire_20__28_G_29_"><text:span text:style-name="MT66">R</text:span>epères du plan : Se repérer</text:p>
      </style:header-left>
      <style:footer>
        <text:p text:style-name="MP4"><draw:frame draw:style-name="Mfr3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Repères du plan : Se repérer</text:p></draw:text-box></draw:frame><draw:g text:anchor-type="paragraph" draw:z-index="206" draw:name="Shape4_117" draw:style-name="Mgr2"><draw:path draw:style-name="Mgr9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6">Repères du plan : se repérer</text:p></draw:text-box></draw:frame><draw:g text:anchor-type="paragraph" draw:z-index="207" draw:name="Shape4_189" draw:style-name="Mgr2"><draw:path draw:style-name="Mgr9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0"><text:span text:style-name="MT72">Repères du plan : Se repérer</text:span> </text:p>
      </style:header>
      <style:footer>
        <text:p text:style-name="MP8"><draw:frame draw:style-name="Mfr3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208" draw:name="Shape4_190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66">R</text:span>epères du plan : se repérer</text:p></draw:text-box></draw:frame></text:p>
      </style:footer>
      <style:footer-left>
        <text:p text:style-name="MP4"><draw:frame draw:style-name="Mfr3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209" draw:name="Shape4_191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66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1">R</text:span><text:span text:style-name="MT132">epères du plan : Se </text:span><text:span text:style-name="MT133">déplacer</text:span></text:p>
      </style:header>
      <style:footer>
        <text:p text:style-name="MP4"><draw:frame draw:style-name="Mfr3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1">Repères du plan : Se </text:span><text:span text:style-name="MT134">déplacer</text:span></text:p></draw:text-box></draw:frame><draw:g text:anchor-type="paragraph" draw:z-index="210" draw:name="Shape4_192" draw:style-name="Mgr2"><draw:path draw:style-name="Mgr9" draw:text-style-name="MP35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4"><draw:frame draw:style-name="Mfr3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7"><text:span text:style-name="MT11">Repères du plan : se </text:span><text:span text:style-name="MT134">déplacer</text:span></text:p></draw:text-box></draw:frame><draw:g text:anchor-type="paragraph" draw:z-index="211" draw:name="Shape4_193" draw:style-name="Mgr2"><draw:path draw:style-name="Mgr9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0"><text:span text:style-name="MT72">Repères du plan : Se repérer</text:span> </text:p>
      </style:header>
      <style:footer>
        <text:p text:style-name="MP8"><draw:frame draw:style-name="Mfr3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212" draw:name="Shape4_194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66">R</text:span>epères du plan : se repérer</text:p></draw:text-box></draw:frame></text:p>
      </style:footer>
      <style:footer-left>
        <text:p text:style-name="MP4"><draw:frame draw:style-name="Mfr3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213" draw:name="Shape4_195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66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3" draw:style-name="Mdp1">
      <style:header>
        <text:p text:style-name="MP84"><text:span text:style-name="MT129">S</text:span><text:span text:style-name="MT130">olides</text:span> : <text:span text:style-name="MT129">Vocabulaire, nature</text:span></text:p>
      </style:header>
      <style:footer>
        <text:p text:style-name="MP4"><draw:frame draw:style-name="Mfr3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5">solides : Vocabulaire, NatuRE</text:p></draw:text-box></draw:frame><draw:g text:anchor-type="paragraph" draw:z-index="214" draw:name="Shape4_200" draw:style-name="Mgr2"><draw:path draw:style-name="Mgr9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5">solides : Vocabulaire, NatuRE</text:p></draw:text-box></draw:frame><draw:g text:anchor-type="paragraph" draw:z-index="215" draw:name="Shape4_201" draw:style-name="Mgr2"><draw:path draw:style-name="Mgr9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2" draw:style-name="Mdp1">
      <style:header>
        <text:p text:style-name="_5f_Header_20_G_20_page_20_paire_20__28_G_29_"><text:span text:style-name="MT85">Géométrie plane</text:span> : <text:span text:style-name="MT85">Points, droites </text:span><text:span text:style-name="MT135">et cercles</text:span></text:p>
      </style:header>
      <style:footer>
        <text:p text:style-name="MP4"><draw:frame draw:style-name="Mfr3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216" draw:name="Shape4_202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Géométrie plane : points, droites <text:span text:style-name="MT136">et cercles</text:span></text:p></draw:text-box></draw:frame></text:p>
      </style:footer>
      <style:footer-left>
        <text:p text:style-name="MP4"><draw:frame draw:style-name="Mfr3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217" draw:name="Shape4_203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Géométrie plane : points, droites <text:span text:style-name="MT136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3" draw:style-name="Mdp1">
      <style:header>
        <text:p text:style-name="MP84"><text:span text:style-name="MT129">S</text:span><text:span text:style-name="MT130">olides</text:span> : <text:span text:style-name="MT129">Vocabulaire, nature</text:span></text:p>
      </style:header>
      <style:footer>
        <text:p text:style-name="MP4"><draw:frame draw:style-name="Mfr3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5">solides : Vocabulaire, NatuRE</text:p></draw:text-box></draw:frame><draw:g text:anchor-type="paragraph" draw:z-index="218" draw:name="Shape4_149" draw:style-name="Mgr2"><draw:path draw:style-name="Mgr9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5">solides : Vocabulaire, NatuRE</text:p></draw:text-box></draw:frame><draw:g text:anchor-type="paragraph" draw:z-index="219" draw:name="Shape4_150" draw:style-name="Mgr2"><draw:path draw:style-name="Mgr9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2" draw:style-name="Mdp1">
      <style:header>
        <text:p text:style-name="_5f_Header_20_G_20_page_20_impaire_20__28_D_29_"><text:span text:style-name="MT85">Géométrie plane</text:span> : <text:span text:style-name="MT137">Milieu, alignement, </text:span><text:span text:style-name="MT138">appartenance</text:span></text:p>
      </style:header>
      <style:footer>
        <text:p text:style-name="MP8"><draw:frame draw:style-name="Mfr3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220" draw:name="Shape4_151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<text:span text:style-name="MT127">Géométrie plane : </text:span><text:span text:style-name="MT139">milieu, Alignement, </text:span><text:span text:style-name="MT140">APPARTENANCE</text:span></text:p></draw:text-box></draw:frame></text:p>
      </style:footer>
      <style:footer-left>
        <text:p text:style-name="MP4"><draw:frame draw:style-name="Mfr3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221" draw:name="Shape4_152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89">Géométrie plane : </text:span><text:span text:style-name="MT139">milieu, alignement, </text:span><text:span text:style-name="MT140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4"><draw:frame draw:style-name="Mfr3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0"><text:span text:style-name="MT141">Géométrie plane : </text:span><text:span text:style-name="MT86">parallèles, perpendiculaires, </text:span><text:span text:style-name="MT66">distances</text:span></text:p></draw:text-box></draw:frame><draw:g text:anchor-type="paragraph" draw:z-index="222" draw:name="Shape4_205" draw:style-name="Mgr2"><draw:path draw:style-name="Mgr9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0"><text:span text:style-name="MT141">Géométrie plane : </text:span><text:span text:style-name="MT86">parallèles, perpendiculaires, </text:span><text:span text:style-name="MT66">distances</text:span></text:p></draw:text-box></draw:frame><draw:g text:anchor-type="paragraph" draw:z-index="223" draw:name="Shape4_154" draw:style-name="Mgr2"><draw:path draw:style-name="Mgr9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85">Géométrie plane</text:span> : <text:span text:style-name="MT86">P</text:span><text:span text:style-name="MT87">arallèles, perpendiculaires,<text:line-break/> </text:span><text:span text:style-name="MT88">distances</text:span></text:p>
      </style:header>
      <style:footer>
        <text:p text:style-name="MP8"><draw:frame draw:style-name="Mfr3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draw:g text:anchor-type="paragraph" draw:z-index="224" draw:name="Shape4_204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7">Géométrie plane : </text:span><text:span text:style-name="MT90">Parallèles, perpendiculaires, </text:span><text:span text:style-name="MT91">distances</text:span></text:h></draw:text-box></draw:frame></text:p>
      </style:footer>
      <style:footer-left>
        <text:h text:style-name="_5f_Footer_20_page_20_paire_20__28_G_29_" text:outline-level="1"><draw:frame draw:style-name="Mfr3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<text:span text:style-name="MT89">Géométrie plane : </text:span><text:span text:style-name="MT90">parallèles, perpendiculaires, </text:span><text:span text:style-name="MT91">distances</text:span></text:p></draw:text-box></draw:frame><draw:g text:anchor-type="paragraph" draw:z-index="225" draw:name="Shape4_206" draw:style-name="Mgr2"><draw:path draw:style-name="Mgr9" draw:text-style-name="MP35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91"><draw:line text:anchor-type="paragraph" draw:z-index="367" draw:name="Shape3_39" draw:style-name="Mgr11" draw:text-style-name="MP1" svg:x1="10.308cm" svg:y1="0.388cm" svg:x2="20.496cm" svg:y2="0.36cm"><text:p/></draw:line><draw:path text:anchor-type="paragraph" draw:z-index="368" draw:name="Shape1_12" draw:style-name="Mgr10" draw:text-style-name="MP51" svg:width="4.329cm" svg:height="2.238cm" svg:x="-1.5cm" svg:y="-1.001cm" svg:viewBox="0 0 4330 2239" svg:d="M0 2239l3984-288c209-15 363-167 345-342l-170-1609h-4159z"><text:p/></draw:path><text:span text:style-name="MT97">Fractions</text:span><text:span text:style-name="MT98"> : </text:span><text:span text:style-name="MT99">Problèmes</text:span><text:span text:style-name="MT98"> </text:span></text:p>
      </style:header>
      <style:footer>
        <text:p text:style-name="MP8"><draw:frame draw:style-name="Mfr3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369" draw:name="Shape4_258" draw:style-name="Mgr2"><draw:path draw:style-name="Mgr3" draw:text-style-name="MP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100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9">Calculer</text:span> : <text:span text:style-name="MT9">Additionner et soustraire</text:span></text:p>
      </style:header>
      <style:footer>
        <text:p text:style-name="MP4"><draw:frame draw:style-name="Mfr3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 : additionner et soustraire</text:span><text:span text:style-name="MT11"> </text:span></text:p></draw:text-box></draw:frame><draw:g text:anchor-type="paragraph" draw:z-index="337" draw:name="Shape4_85" draw:style-name="Mgr2"><draw:path draw:style-name="Mgr3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10">Calculer</text:span><text:span text:style-name="MT11"> : </text:span><text:span text:style-name="MT10">additionner et soustraire</text:span></text:p></draw:text-box></draw:frame><draw:g text:anchor-type="paragraph" draw:z-index="338" draw:name="Shape4_260" draw:style-name="Mgr2"><draw:path draw:style-name="Mgr3" draw:text-style-name="MP6" svg:width="0.855cm" svg:height="1.172cm" svg:x="-0.143cm" svg:y="-0.175cm" svg:viewBox="0 0 856 1173" svg:d="M856 1173h-856v-991c0-100 79-182 175-182h505c97 0 176 82 176 182z"><text:p/></draw:path></draw:g><draw:g text:anchor-type="paragraph" draw:z-index="339" draw:name="Shape4_87" draw:style-name="Mgr2"><draw:path draw:style-name="Mgr4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85">Géométrie plane, </text:span><text:span text:style-name="MT142">partie 1</text:span> : <text:span text:style-name="MT143">Assembler et décomposer</text:span></text:p>
      </style:header>
      <style:footer>
        <text:p text:style-name="MP8"><draw:frame draw:style-name="Mfr3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2"><text:span text:style-name="MT127">Géométrie plane, </text:span><text:span text:style-name="MT144">partie 1</text:span><text:span text:style-name="MT127"> : </text:span><text:span text:style-name="MT145">assembler et décomposer</text:span></text:p></draw:text-box></draw:frame><draw:g text:anchor-type="paragraph" draw:z-index="233" draw:name="Shape4_216" draw:style-name="Mgr2"><draw:path draw:style-name="Mgr9" draw:text-style-name="MP35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234" draw:name="Shape4_217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89">Géométrie plane, </text:span><text:span text:style-name="MT144">partie 1</text:span><text:span text:style-name="MT89"> : </text:span><text:span text:style-name="MT145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92"><text:span text:style-name="MT146">Géométrie plane</text:span><text:span text:style-name="MT147"> : </text:span><text:span text:style-name="MT148">Vocabulaire</text:span></text:p>
      </style:header>
      <style:footer>
        <text:p text:style-name="MP4"><draw:frame draw:style-name="Mfr3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89">Géométrie plane : </text:span><text:span text:style-name="MT149">vocabulaire</text:span></text:p></draw:text-box></draw:frame><draw:g text:anchor-type="paragraph" draw:z-index="230" draw:name="Shape4_213" draw:style-name="Mgr2"><draw:path draw:style-name="Mgr9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89">Géométrie plane : </text:span><text:span text:style-name="MT149">vocabulaire</text:span></text:p></draw:text-box></draw:frame><draw:g text:anchor-type="paragraph" draw:z-index="232" draw:name="Shape4_214" draw:style-name="Mgr2"><draw:path draw:style-name="Mgr9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85">Géométrie plane, </text:span><text:span text:style-name="MT142">partie 1</text:span> : <text:span text:style-name="MT150">coder</text:span></text:p>
      </style:header>
      <style:footer>
        <text:p text:style-name="MP8"><draw:frame draw:style-name="Mfr3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2"><text:span text:style-name="MT127">Géométrie plane, </text:span><text:span text:style-name="MT144">partie 1</text:span><text:span text:style-name="MT127"> : </text:span><text:span text:style-name="MT151">coder</text:span></text:p></draw:text-box></draw:frame><draw:g text:anchor-type="paragraph" draw:z-index="228" draw:name="Shape4_211" draw:style-name="Mgr2"><draw:path draw:style-name="Mgr9" draw:text-style-name="MP35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<text:span text:style-name="MT89">Géométrie plane, </text:span><text:span text:style-name="MT144">partie 1</text:span><text:span text:style-name="MT89"> : </text:span><text:span text:style-name="MT151">coder</text:span></text:p></draw:text-box></draw:frame><draw:g text:anchor-type="paragraph" draw:z-index="229" draw:name="Shape4_212" draw:style-name="Mgr2"><draw:path draw:style-name="Mgr9" draw:text-style-name="MP35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92"><text:span text:style-name="MT146">Géométrie plane</text:span><text:span text:style-name="MT147"> : </text:span><text:span text:style-name="MT148">Vocabulaire</text:span></text:p>
      </style:header>
      <style:header-left>
        <text:p text:style-name="MP92"><text:span text:style-name="MT146">Géométrie plane</text:span><text:span text:style-name="MT147"> : </text:span><text:span text:style-name="MT148">Vocabulaire</text:span></text:p>
      </style:header-left>
      <style:footer>
        <text:p text:style-name="MP4"><draw:frame draw:style-name="Mfr3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89">Géométrie plane : </text:span><text:span text:style-name="MT149">vocabulaire</text:span></text:p></draw:text-box></draw:frame><draw:g text:anchor-type="paragraph" draw:z-index="226" draw:name="Shape4_209" draw:style-name="Mgr2"><draw:path draw:style-name="Mgr9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89">Géométrie plane : </text:span><text:span text:style-name="MT149">vocabulaire</text:span></text:p></draw:text-box></draw:frame><draw:g text:anchor-type="paragraph" draw:z-index="227" draw:name="Shape4_210" draw:style-name="Mgr2"><draw:path draw:style-name="Mgr9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1_5f_SERIE_5f_G_5f_GAUCHE_5f_ET_5f_DROITE_5f_1COL" style:display-name="4_1_SERIE_G_GAUCHE_ET_DROITE_1COL" style:page-layout-name="Mpm13" draw:style-name="Mdp1">
      <style:header>
        <text:p text:style-name="MP93"><text:span text:style-name="MT152">Constructions géométriques : </text:span><text:span text:style-name="MT153">Reproduire</text:span></text:p>
      </style:header>
      <style:header-left>
        <text:p text:style-name="MP93"><text:span text:style-name="MT152">Constructions géométriques : </text:span><text:span text:style-name="MT153">Reproduire</text:span></text:p>
      </style:header-left>
      <style:footer>
        <text:p text:style-name="MP4"><draw:frame draw:style-name="Mfr3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163" draw:name="Shape10_0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4"><draw:frame draw:style-name="Mfr3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2"><draw:g text:anchor-type="paragraph" draw:z-index="164" draw:name="Shape10_2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2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4"><draw:frame draw:style-name="Mfr3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161" draw:name="Shape4_208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4"><draw:frame draw:style-name="Mfr3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162" draw:name="Shape4_207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3" draw:style-name="Mdp1">
      <style:header>
        <text:p text:style-name="MP98"><draw:line text:anchor-type="paragraph" draw:z-index="157" draw:name="Shape9_1" draw:style-name="Mgr1" draw:text-style-name="MP1" svg:x1="11.559cm" svg:y1="0.36cm" svg:x2="20.5cm" svg:y2="0.36cm"><text:p/></draw:line><draw:frame text:anchor-type="paragraph" draw:z-index="158" draw:name="Shape8_6" draw:style-name="Mgr8" draw:text-style-name="MP17" svg:width="2.703cm" svg:height="0.715cm" draw:transform="rotate (0.0872664625997165) translate (-0.172861111111111cm 0.218722222222222cm)"><draw:text-box><text:p text:style-name="MP1"><text:span text:style-name="MT22">Série 1</text:span></text:p></draw:text-box></draw:frame><draw:path text:anchor-type="paragraph" draw:z-index="159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4"><draw:frame draw:style-name="Mfr3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160" draw:name="Shape10_4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2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4"><draw:frame draw:style-name="Mfr3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2"><draw:g text:anchor-type="paragraph" draw:z-index="156" draw:name="Shape4_215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3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2"><text:span text:style-name="MT152">Constructions géométriques : </text:span><text:span text:style-name="MT153">Reproduire</text:span></text:p>
      </style:header-left>
      <style:footer>
        <text:p text:style-name="MP4"><draw:frame draw:style-name="Mfr3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155" draw:name="Shape4_218" draw:style-name="Mgr2"><draw:path draw:style-name="Mgr9" draw:text-style-name="MP35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2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4"><draw:frame draw:style-name="Mfr3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2"><draw:g text:anchor-type="paragraph" draw:z-index="153" draw:name="Shape4_220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55">REPRODUIRE</text:span></text:p></draw:text-box></draw:frame></text:p>
      </style:footer>
      <style:footer-left>
        <text:p text:style-name="MP4"><draw:frame draw:style-name="Mfr3" draw:name="Frame12121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154" draw:name="Shape4_219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3" draw:style-name="Mdp1">
      <style:header>
        <text:p text:style-name="MP93"><text:span text:style-name="MT152">Constructions géométriques : </text:span><text:span text:style-name="MT153">Reproduire</text:span></text:p>
      </style:header>
      <style:footer>
        <text:p text:style-name="MP4"><draw:frame draw:style-name="Mfr3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151" draw:name="Shape10_1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4"><draw:frame draw:style-name="Mfr3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2"><draw:g text:anchor-type="paragraph" draw:z-index="152" draw:name="Shape10_3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2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4"><draw:frame draw:style-name="Mfr3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150" draw:name="Shape4_221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2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3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148" draw:name="Shape4_255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4"><draw:frame draw:style-name="Mfr3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solides : Vocabulaire, NatuRE</text:p></draw:text-box></draw:frame><draw:g text:anchor-type="paragraph" draw:z-index="149" draw:name="Shape4_256" draw:style-name="Mgr2"><draw:path draw:style-name="Mgr9" draw:text-style-name="MP35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3" draw:style-name="Mdp1">
      <style:header>
        <text:p text:style-name="MP84"><text:span text:style-name="MT129">S</text:span><text:span text:style-name="MT130">olides</text:span> : <text:span text:style-name="MT129">Vocabulaire, nature</text:span></text:p>
      </style:header>
      <style:header-left>
        <text:p text:style-name="MP84"><text:span text:style-name="MT129">S</text:span><text:span text:style-name="MT130">olides</text:span> : <text:span text:style-name="MT129">Vocabulaire, nature</text:span></text:p>
      </style:header-left>
      <style:footer>
        <text:p text:style-name="MP4"><draw:frame draw:style-name="Mfr3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5">solides : Vocabulaire, NatuRE</text:p></draw:text-box></draw:frame><draw:g text:anchor-type="paragraph" draw:z-index="146" draw:name="Shape4_225" draw:style-name="Mgr2"><draw:path draw:style-name="Mgr9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5">solides : Vocabulaire, NatuRE</text:p></draw:text-box></draw:frame><draw:g text:anchor-type="paragraph" draw:z-index="147" draw:name="Shape4_254" draw:style-name="Mgr2"><draw:path draw:style-name="Mgr9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2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4"><draw:frame draw:style-name="Mfr3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144" draw:name="Shape4_224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4"><draw:frame draw:style-name="Mfr3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145" draw:name="Shape4_253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3" draw:style-name="Mdp1">
      <style:header>
        <text:p text:style-name="_5f_Header_20_G_20_page_20_impaire_20__28_D_29_"><text:span text:style-name="MT129">Solides : </text:span><text:span text:style-name="MT169">Patrons</text:span></text:p>
      </style:header>
      <style:header-left>
        <text:p text:style-name="_5f_Header_20_G_20_page_20_paire_20__28_G_29_"><text:span text:style-name="MT129">Solides : </text:span><text:span text:style-name="MT169">Patrons</text:span></text:p>
      </style:header-left>
      <style:footer>
        <text:h text:style-name="_5f_Footer_20_page_20_impaire_20__28_D_29_" text:outline-level="1"><draw:frame draw:style-name="Mfr3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5">solides : <text:span text:style-name="MT170">patrons</text:span></text:p></draw:text-box></draw:frame><draw:g text:anchor-type="paragraph" draw:z-index="142" draw:name="Shape4_223" draw:style-name="Mgr2"><draw:path draw:style-name="Mgr9" draw:text-style-name="MP35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4"><draw:frame draw:style-name="Mfr3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143" draw:name="Shape4_252" draw:style-name="Mgr2"><draw:path draw:style-name="Mgr9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2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4"><draw:frame draw:style-name="Mfr3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140" draw:name="Shape4_222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4"><draw:frame draw:style-name="Mfr3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141" draw:name="Shape4_251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3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4"><draw:frame draw:style-name="Mfr3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5">solides : Vocabulaire, NatuRE</text:p></draw:text-box></draw:frame><draw:g text:anchor-type="paragraph" draw:z-index="138" draw:name="Shape4_249" draw:style-name="Mgr2"><draw:path draw:style-name="Mgr9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5">solides : Vocabulaire, NatuRE</text:p></draw:text-box></draw:frame><draw:g text:anchor-type="paragraph" draw:z-index="139" draw:name="Shape4_250" draw:style-name="Mgr2"><draw:path draw:style-name="Mgr9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3">Géométrie plane</text:span><text:span text:style-name="MT129"> : </text:span><text:span text:style-name="MT174">Parallèles, perpendiculaires,<text:line-break/> </text:span><text:span text:style-name="MT175">distances</text:span></text:p>
      </style:header>
      <style:footer>
        <text:p text:style-name="MP4"><draw:frame draw:style-name="Mfr3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0"><text:span text:style-name="MT141">Géométrie plane : </text:span><text:span text:style-name="MT86">parallèles, perpendiculaires, </text:span><text:span text:style-name="MT66">distances</text:span></text:p></draw:text-box></draw:frame><draw:g text:anchor-type="paragraph" draw:z-index="136" draw:name="Shape4_247" draw:style-name="Mgr2"><draw:path draw:style-name="Mgr9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0"><text:span text:style-name="MT141">Géométrie plane : </text:span><text:span text:style-name="MT86">parallèles, perpendiculaires, </text:span><text:span text:style-name="MT66">distances</text:span></text:p></draw:text-box></draw:frame><draw:g text:anchor-type="paragraph" draw:z-index="137" draw:name="Shape4_248" draw:style-name="Mgr2"><draw:path draw:style-name="Mgr9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88"> : </text:span><text:span text:style-name="MT177">Reconnaissance et axes</text:span></text:p>
      </style:header>
      <style:footer>
        <text:p text:style-name="MP8"><draw:frame draw:style-name="Mfr3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134" draw:name="Shape4_245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6">S</text:span>ymétrie axiale : reconnaissance et axes</text:h></draw:text-box></draw:frame></text:p>
      </style:footer>
      <style:footer-left>
        <text:p text:style-name="MP4"><draw:frame draw:style-name="Mfr3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135" draw:name="Shape4_246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89">Géométrie plane : </text:span><text:span text:style-name="MT90">parallèles, perpendiculaires, </text:span><text:span text:style-name="MT91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3">Géométrie plane</text:span><text:span text:style-name="MT129"> : </text:span><text:span text:style-name="MT174">Parallèles, perpendiculaires,<text:line-break/> </text:span><text:span text:style-name="MT175">distances</text:span></text:p>
      </style:header>
      <style:footer>
        <text:p text:style-name="MP4"><draw:frame draw:style-name="Mfr3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0"><text:span text:style-name="MT141">Géométrie plane : </text:span><text:span text:style-name="MT86">parallèles, perpendiculaires, </text:span><text:span text:style-name="MT66">distances</text:span></text:p></draw:text-box></draw:frame><draw:g text:anchor-type="paragraph" draw:z-index="132" draw:name="Shape4_243" draw:style-name="Mgr2"><draw:path draw:style-name="Mgr9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0"><text:span text:style-name="MT141">Géométrie plane : </text:span><text:span text:style-name="MT86">parallèles, perpendiculaires, </text:span><text:span text:style-name="MT66">distances</text:span></text:p></draw:text-box></draw:frame><draw:g text:anchor-type="paragraph" draw:z-index="133" draw:name="Shape4_244" draw:style-name="Mgr2"><draw:path draw:style-name="Mgr9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88"> : </text:span><text:span text:style-name="MT176">Médiatrice d’un segment</text:span></text:p>
      </style:header>
      <style:footer>
        <text:p text:style-name="MP8"><draw:frame draw:style-name="Mfr3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130" draw:name="Shape4_241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7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4"><draw:frame draw:style-name="Mfr3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131" draw:name="Shape4_242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27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4"><draw:frame draw:style-name="Mfr3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0"><text:span text:style-name="MT141">Géométrie plane : </text:span><text:span text:style-name="MT86">parallèles, perpendiculaires, </text:span><text:span text:style-name="MT66">distances</text:span></text:p></draw:text-box></draw:frame><draw:g text:anchor-type="paragraph" draw:z-index="128" draw:name="Shape4_226" draw:style-name="Mgr2"><draw:path draw:style-name="Mgr9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7">Symétrie axiale : constructions</text:p></draw:text-box></draw:frame><draw:g text:anchor-type="paragraph" draw:z-index="129" draw:name="Shape4_240" draw:style-name="Mgr2"><draw:path draw:style-name="Mgr9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6">S</text:span><text:span text:style-name="MT88">ymétrie axiale : Constructions</text:span></text:p>
      </style:header>
      <style:footer>
        <text:p text:style-name="MP8"><draw:frame draw:style-name="Mfr3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126" draw:name="Shape4_238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66">S</text:span>ymétrie axiale : Constructions</text:h></draw:text-box></draw:frame></text:p>
      </style:footer>
      <style:footer-left>
        <text:p text:style-name="MP4"><draw:frame draw:style-name="Mfr3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127" draw:name="Shape4_239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89">Géométrie plane : </text:span><text:span text:style-name="MT90">parallèles, perpendiculaires, </text:span><text:span text:style-name="MT91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3">Géométrie plane</text:span><text:span text:style-name="MT129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29"> : </text:span><text:span text:style-name="MT174">Parallèles, perpendiculaires,<text:line-break/> </text:span><text:span text:style-name="MT175">distances</text:span></text:p>
      </style:header-left>
      <style:footer>
        <text:p text:style-name="MP4"><draw:frame draw:style-name="Mfr3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0"><text:span text:style-name="MT141">Géométrie plane : </text:span><text:span text:style-name="MT86">parallèles, perpendiculaires, </text:span><text:span text:style-name="MT66">distances</text:span></text:p></draw:text-box></draw:frame><draw:g text:anchor-type="paragraph" draw:z-index="124" draw:name="Shape4_236" draw:style-name="Mgr2"><draw:path draw:style-name="Mgr9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0"><text:span text:style-name="MT141">Géométrie plane : </text:span><text:span text:style-name="MT86">parallèles, perpendiculaires, </text:span><text:span text:style-name="MT66">distances</text:span></text:p></draw:text-box></draw:frame><draw:g text:anchor-type="paragraph" draw:z-index="125" draw:name="Shape4_237" draw:style-name="Mgr2"><draw:path draw:style-name="Mgr9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88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88"> : </text:span><text:span text:style-name="MT181">Axes de symétrie de figures</text:span></text:p>
      </style:header-left>
      <style:footer>
        <text:p text:style-name="MP8"><draw:frame draw:style-name="Mfr3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122" draw:name="Shape4_234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66">S</text:span>ymétrie axiale : axes de symétrie de figures</text:p></draw:text-box></draw:frame></text:p>
      </style:footer>
      <style:footer-left>
        <text:p text:style-name="MP4"><draw:frame draw:style-name="Mfr3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123" draw:name="Shape4_235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89">Géométrie plane : </text:span><text:span text:style-name="MT90">parallèles, perpendiculaires, </text:span><text:span text:style-name="MT91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3">Géométrie plane</text:span><text:span text:style-name="MT129"> : </text:span><text:span text:style-name="MT174">Parallèles, perpendiculaires,<text:line-break/> </text:span><text:span text:style-name="MT175">distances</text:span></text:p>
      </style:header>
      <style:footer>
        <text:p text:style-name="MP4"><draw:frame draw:style-name="Mfr3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0"><text:span text:style-name="MT141">Géométrie plane : </text:span><text:span text:style-name="MT86">parallèles, perpendiculaires, </text:span><text:span text:style-name="MT66">distances</text:span></text:p></draw:text-box></draw:frame><draw:g text:anchor-type="paragraph" draw:z-index="120" draw:name="Shape4_232" draw:style-name="Mgr2"><draw:path draw:style-name="Mgr9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0"><text:span text:style-name="MT141">Géométrie plane : </text:span><text:span text:style-name="MT86">parallèles, perpendiculaires, </text:span><text:span text:style-name="MT66">distances</text:span></text:p></draw:text-box></draw:frame><draw:g text:anchor-type="paragraph" draw:z-index="121" draw:name="Shape4_233" draw:style-name="Mgr2"><draw:path draw:style-name="Mgr9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6">S</text:span>ymétrie : Propriétés</text:p>
      </style:header>
      <style:footer>
        <text:p text:style-name="MP8"><draw:frame draw:style-name="Mfr3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118" draw:name="Shape4_230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6">S</text:span>ymétrie axiale : propriétés</text:p></draw:text-box></draw:frame></text:p>
      </style:footer>
      <style:footer-left>
        <text:p text:style-name="MP4"><draw:frame draw:style-name="Mfr3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119" draw:name="Shape4_231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89">Géométrie plane : </text:span><text:span text:style-name="MT90">parallèles, perpendiculaires, </text:span><text:span text:style-name="MT91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3">Géométrie plane</text:span><text:span text:style-name="MT129"> : </text:span><text:span text:style-name="MT174">Parallèles, perpendiculaires,<text:line-break/> </text:span><text:span text:style-name="MT175">distances</text:span></text:p>
      </style:header>
      <style:footer>
        <text:p text:style-name="MP4"><draw:frame draw:style-name="Mfr3" draw:name="Frame320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0"><text:span text:style-name="MT141">Géométrie plane : </text:span><text:span text:style-name="MT86">parallèles, perpendiculaires, </text:span><text:span text:style-name="MT66">distances</text:span></text:p></draw:text-box></draw:frame><draw:g text:anchor-type="paragraph" draw:z-index="116" draw:name="Shape4_228" draw:style-name="Mgr2"><draw:path draw:style-name="Mgr9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3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0"><text:span text:style-name="MT141">Géométrie plane : </text:span><text:span text:style-name="MT86">parallèles, perpendiculaires, </text:span><text:span text:style-name="MT66">distances</text:span></text:p></draw:text-box></draw:frame><draw:g text:anchor-type="paragraph" draw:z-index="117" draw:name="Shape4_229" draw:style-name="Mgr2"><draw:path draw:style-name="Mgr9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66">S</text:span>ymétrie axiale : pour aller plus loin</text:p>
      </style:header>
      <style:footer>
        <text:p text:style-name="MP8"><draw:frame draw:style-name="Mfr3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114" draw:name="Shape4_49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6">S</text:span>ymétrie axiale : pour aller plus loin</text:p></draw:text-box></draw:frame></text:p>
      </style:footer>
      <style:footer-left>
        <text:p text:style-name="MP4"><draw:frame draw:style-name="Mfr3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115" draw:name="Shape4_227" draw:style-name="Mgr2"><draw:path draw:style-name="Mgr9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89">Géométrie plane : </text:span><text:span text:style-name="MT90">parallèles, perpendiculaires, </text:span><text:span text:style-name="MT91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08" draw:name="Shape3_1" draw:style-name="Mgr15" draw:text-style-name="MP1" svg:x1="10.893cm" svg:y1="0.403cm" svg:x2="20.503cm" svg:y2="0.327cm"><text:p/></draw:line><draw:path text:anchor-type="char" draw:z-index="109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12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111" draw:name="Shape3_38" draw:style-name="Mgr15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2"><draw:g text:anchor-type="paragraph" draw:z-index="110" draw:name="Shape4_56" draw:style-name="Mgr2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77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Résoudre des problèmes</text:p></draw:text-box></draw:frame><draw:g text:anchor-type="paragraph" draw:z-index="113" draw:name="Shape4_264" draw:style-name="Mgr2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3DT8H4M20S</meta:editing-duration>
    <meta:editing-cycles>382</meta:editing-cycles>
    <meta:generator>LibreOffice/7.1.1.2$Windows_X86_64 LibreOffice_project/fe0b08f4af1bacafe4c7ecc87ce55bb426164676</meta:generator>
    <dc:date>2021-07-14T22:20:48.080000000</dc:date>
    <meta:document-statistic meta:table-count="0" meta:image-count="0" meta:object-count="16" meta:page-count="1" meta:paragraph-count="776" meta:word-count="2814" meta:character-count="18576" meta:non-whitespace-character-count="16151"/>
    <meta:template xlink:type="simple" xlink:actuate="onRequest" xlink:title="lycee_v3" xlink:href="../../fichiers%20définitifs/Modele_cahier.ott" meta:date="2021-07-09T13:45:32.011278978"/>
  </office:meta>
</office:document-meta>
</file>

<file path=Object 1/content.xml><?xml version="1.0" encoding="utf-8"?>
<math xmlns="http://www.w3.org/1998/Math/MathML" display="block">
  <semantics>
    <mover accent="true">
      <mi>SPR</mi>
      <mo stretchy="true">^</mo>
    </mover>
    <annotation encoding="StarMath 5.0">widehat {SPR} </annotation>
  </semantics>
</math>
</file>

<file path=Object 12/content.xml><?xml version="1.0" encoding="utf-8"?>
<math xmlns="http://www.w3.org/1998/Math/MathML" display="block">
  <semantics>
    <mover accent="true">
      <mrow>
        <mtext>ER</mtext>
        <mstyle mathsize="11pt">
          <mi>x</mi>
        </mstyle>
      </mrow>
      <mo stretchy="true">^</mo>
    </mover>
    <annotation encoding="StarMath 5.0">widehat {"ER" size 11{x}} </annotation>
  </semantics>
</math>
</file>

<file path=Object 13/content.xml><?xml version="1.0" encoding="utf-8"?>
<math xmlns="http://www.w3.org/1998/Math/MathML" display="block">
  <semantics>
    <mover accent="true">
      <mrow>
        <mstyle mathsize="11pt">
          <mi>y</mi>
        </mstyle>
        <mtext>G</mtext>
        <mstyle mathsize="11pt">
          <mi>x</mi>
        </mstyle>
      </mrow>
      <mo stretchy="true">^</mo>
    </mover>
    <annotation encoding="StarMath 5.0">widehat {size 11{y}"G" size 11{x}} </annotation>
  </semantics>
</math>
</file>

<file path=Object 14/content.xml><?xml version="1.0" encoding="utf-8"?>
<math xmlns="http://www.w3.org/1998/Math/MathML" display="block">
  <semantics>
    <mover accent="true">
      <mrow>
        <mtext>EF</mtext>
        <mstyle mathsize="11pt">
          <mi>y</mi>
        </mstyle>
      </mrow>
      <mo stretchy="true">^</mo>
    </mover>
    <annotation encoding="StarMath 5.0">widehat {"EF" size 11{y}} </annotation>
  </semantics>
</math>
</file>

<file path=Object 15/content.xml><?xml version="1.0" encoding="utf-8"?>
<math xmlns="http://www.w3.org/1998/Math/MathML" display="block">
  <semantics>
    <mover accent="true">
      <mrow>
        <mstyle mathsize="11pt">
          <mi>t</mi>
        </mstyle>
        <mtext>HR</mtext>
      </mrow>
      <mo stretchy="true">^</mo>
    </mover>
    <annotation encoding="StarMath 5.0">widehat {size 11{t}"HR"} </annotation>
  </semantics>
</math>
</file>

<file path=Object 16/content.xml><?xml version="1.0" encoding="utf-8"?>
<math xmlns="http://www.w3.org/1998/Math/MathML" display="block">
  <semantics>
    <mover accent="true">
      <mrow>
        <mtext>EF</mtext>
        <mstyle mathsize="11pt">
          <mi>y</mi>
        </mstyle>
      </mrow>
      <mo stretchy="true">^</mo>
    </mover>
    <annotation encoding="StarMath 5.0">widehat {"EF" size 11{y}} </annotation>
  </semantics>
</math>
</file>

<file path=Object 17/content.xml><?xml version="1.0" encoding="utf-8"?>
<math xmlns="http://www.w3.org/1998/Math/MathML" display="block">
  <semantics>
    <mover accent="true">
      <mrow>
        <mstyle mathsize="11pt">
          <mi>z</mi>
        </mstyle>
        <mtext>R</mtext>
        <mstyle mathsize="11pt">
          <mi>x</mi>
        </mstyle>
      </mrow>
      <mo stretchy="true">^</mo>
    </mover>
    <annotation encoding="StarMath 5.0">widehat {size 11{z} "R" size 11{x}} </annotation>
  </semantics>
</math>
</file>

<file path=Object 2/content.xml><?xml version="1.0" encoding="utf-8"?>
<math xmlns="http://www.w3.org/1998/Math/MathML" display="block">
  <semantics>
    <mover accent="true">
      <mrow>
        <mstyle mathvariant="italic">
          <mi>y</mi>
        </mstyle>
        <mi mathvariant="normal">O</mi>
        <mstyle mathvariant="italic">
          <mi>t</mi>
        </mstyle>
      </mrow>
      <mo stretchy="true">^</mo>
    </mover>
    <annotation encoding="StarMath 5.0">widehat {ital{y}O ital{t}} </annotation>
  </semantics>
</math>
</file>

<file path=Object 23/content.xml><?xml version="1.0" encoding="utf-8"?>
<math xmlns="http://www.w3.org/1998/Math/MathML" display="block">
  <semantics>
    <mstyle mathsize="9pt">
      <mstyle mathvariant="normal">
        <mover accent="true">
          <mi>OME</mi>
          <mo stretchy="true">^</mo>
        </mover>
      </mstyle>
    </mstyle>
    <annotation encoding="StarMath 5.0">size 9{{nitalic widehat OME}}</annotation>
  </semantics>
</math>
</file>

<file path=Object 24/content.xml><?xml version="1.0" encoding="utf-8"?>
<math xmlns="http://www.w3.org/1998/Math/MathML" display="block">
  <semantics>
    <mstyle mathsize="9pt">
      <mstyle mathvariant="normal">
        <mover accent="true">
          <mi>MOE</mi>
          <mo stretchy="true">^</mo>
        </mover>
      </mstyle>
    </mstyle>
    <annotation encoding="StarMath 5.0">size 9{{nitalic widehat MOE}}</annotation>
  </semantics>
</math>
</file>

<file path=Object 25/content.xml><?xml version="1.0" encoding="utf-8"?>
<math xmlns="http://www.w3.org/1998/Math/MathML" display="block">
  <semantics>
    <mstyle mathsize="9pt">
      <mstyle mathvariant="normal">
        <mover accent="true">
          <mi>OUE</mi>
          <mo stretchy="true">^</mo>
        </mover>
      </mstyle>
    </mstyle>
    <annotation encoding="StarMath 5.0">size 9{{nitalic widehat OUE}}</annotation>
  </semantics>
</math>
</file>

<file path=Object 3/content.xml><?xml version="1.0" encoding="utf-8"?>
<math xmlns="http://www.w3.org/1998/Math/MathML" display="block">
  <semantics>
    <mover accent="true">
      <mi>BAC</mi>
      <mo stretchy="true">^</mo>
    </mover>
    <annotation encoding="StarMath 5.0">widehat {BAC} </annotation>
  </semantics>
</math>
</file>

<file path=Object 4/content.xml><?xml version="1.0" encoding="utf-8"?>
<math xmlns="http://www.w3.org/1998/Math/MathML" display="block">
  <semantics>
    <mover accent="true">
      <mi>CBA</mi>
      <mo stretchy="true">^</mo>
    </mover>
    <annotation encoding="StarMath 5.0">widehat {CBA} </annotation>
  </semantics>
</math>
</file>

<file path=Object 5/content.xml><?xml version="1.0" encoding="utf-8"?>
<math xmlns="http://www.w3.org/1998/Math/MathML" display="block">
  <semantics>
    <mover accent="true">
      <mi>ACB</mi>
      <mo stretchy="true">^</mo>
    </mover>
    <annotation encoding="StarMath 5.0">widehat {ACB} </annotation>
  </semantics>
</math>
</file>

<file path=Object 6/content.xml><?xml version="1.0" encoding="utf-8"?>
<math xmlns="http://www.w3.org/1998/Math/MathML" display="block">
  <semantics>
    <mover accent="true">
      <mi>ABC</mi>
      <mo stretchy="true">^</mo>
    </mover>
    <annotation encoding="StarMath 5.0">widehat {ABC} </annotation>
  </semantics>
</math>
</file>

<file path=Object 7/content.xml><?xml version="1.0" encoding="utf-8"?>
<math xmlns="http://www.w3.org/1998/Math/MathML" display="block">
  <semantics>
    <mover accent="true">
      <mi>EML</mi>
      <mo stretchy="true">^</mo>
    </mover>
    <annotation encoding="StarMath 5.0">widehat{ EML }</annotation>
  </semantics>
</math>
</file>